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MXYas" svg:font-family="HMXYas"/>
    <style:font-face style:name="XNiloofar" svg:font-family="XNiloofar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13cm" svg:stroke-color="#ff0000" draw:stroke-linejoin="miter" svg:stroke-linecap="butt" draw:fill="none" fo:padding-top="0.006cm" fo:padding-bottom="0.006cm" fo:padding-left="0.006cm" fo:padding-right="0.006cm"/>
    </style:style>
    <style:style style:name="gr5" style:family="graphic" style:parent-style-name="standard">
      <style:graphic-properties draw:stroke="none" draw:fill="solid" draw:fill-color="#ff0000"/>
    </style:style>
    <style:style style:name="gr6" style:family="graphic" style:parent-style-name="standard">
      <style:graphic-properties draw:stroke="solid" svg:stroke-width="0.013cm" svg:stroke-color="#ff3333" draw:stroke-linejoin="miter" svg:stroke-linecap="butt" draw:fill="none" fo:padding-top="0.006cm" fo:padding-bottom="0.006cm" fo:padding-left="0.006cm" fo:padding-right="0.006cm"/>
    </style:style>
    <style:style style:name="gr7" style:family="graphic" style:parent-style-name="standard">
      <style:graphic-properties draw:stroke="none" draw:fill="solid" draw:fill-color="#ff3333"/>
    </style:style>
    <style:style style:name="gr8" style:family="graphic" style:parent-style-name="standard">
      <style:graphic-properties draw:stroke="none" draw:fill="solid" draw:fill-color="#cce5ff"/>
    </style:style>
    <style:style style:name="gr9" style:family="graphic" style:parent-style-name="standard">
      <style:graphic-properties draw:stroke="solid" svg:stroke-width="0.013cm" svg:stroke-color="#000000" draw:stroke-linejoin="miter" svg:stroke-linecap="butt" draw:fill="solid" draw:fill-color="#000000" fo:padding-top="0.006cm" fo:padding-bottom="0.006cm" fo:padding-left="0.006cm" fo:padding-right="0.006cm"/>
    </style:style>
    <style:style style:name="gr10" style:family="graphic" style:parent-style-name="standard">
      <style:graphic-properties draw:stroke="none" draw:fill="solid" draw:fill-color="#f2f2f2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solid" draw:fill-color="#4d4d4d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svg:stroke-color="#000000" draw:fill="none" draw:fill-color="#ffffff" fo:min-height="0.5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8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56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0000"/>
    </style:style>
    <style:style style:name="P5" style:family="paragraph">
      <loext:graphic-properties draw:fill="solid" draw:fill-color="#ff3333"/>
    </style:style>
    <style:style style:name="P6" style:family="paragraph">
      <loext:graphic-properties draw:fill="solid" draw:fill-color="#cce5ff"/>
    </style:style>
    <style:style style:name="P7" style:family="paragraph">
      <loext:graphic-properties draw:fill="solid" draw:fill-color="#f2f2f2"/>
    </style:style>
    <style:style style:name="P8" style:family="paragraph">
      <loext:graphic-properties draw:fill="solid" draw:fill-color="#808080"/>
    </style:style>
    <style:style style:name="P9" style:family="paragraph">
      <loext:graphic-properties draw:fill="solid" draw:fill-color="#4d4d4d"/>
    </style:style>
    <style:style style:name="P10" style:family="paragraph">
      <style:paragraph-properties fo:text-align="end"/>
      <style:text-properties style:font-name="HMXYas" style:font-name-complex="HMXYas"/>
    </style:style>
    <style:style style:name="P11" style:family="paragraph">
      <loext:graphic-properties draw:fill="none" draw:fill-color="#ffffff"/>
      <style:paragraph-properties fo:text-align="end"/>
      <style:text-properties style:font-name="HMXYas" fo:font-size="9pt" style:font-size-asian="9pt" style:font-name-complex="HMXYas" style:font-size-complex="9pt"/>
    </style:style>
    <style:style style:name="P12" style:family="paragraph">
      <style:paragraph-properties fo:text-align="end" style:writing-mode="rl-tb"/>
      <style:text-properties style:font-name="HMXYas" style:font-name-complex="HMXYas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HMXYas" fo:font-size="9pt" style:font-size-asian="9pt" style:font-name-complex="HMXYas" style:font-size-complex="9pt"/>
    </style:style>
    <style:style style:name="P14" style:family="paragraph">
      <loext:graphic-properties draw:fill="none" draw:fill-color="#ffffff"/>
      <style:text-properties fo:color="#ff0000" style:font-name="HMXYas" fo:font-size="9pt" style:font-size-asian="9pt" style:font-name-complex="HMXYas" style:font-size-complex="9pt"/>
    </style:style>
    <style:style style:name="P15" style:family="paragraph">
      <loext:graphic-properties draw:fill="none" draw:fill-color="#ffffff"/>
      <style:text-properties style:font-name="HMXYas" fo:font-size="14pt" style:font-size-asian="14pt" style:font-name-complex="HMXYas" style:font-size-complex="14pt"/>
    </style:style>
    <style:style style:name="T1" style:family="text">
      <style:text-properties style:font-name="HMXYas" fo:font-size="9pt" style:font-size-asian="9pt" style:font-name-complex="HMXYas" style:font-size-complex="9pt"/>
    </style:style>
    <style:style style:name="T2" style:family="text">
      <style:text-properties fo:color="#ff0000" style:font-name="HMXYas" fo:font-size="9pt" style:font-size-asian="9pt" style:font-name-complex="HMXYas" style:font-size-complex="9pt"/>
    </style:style>
    <style:style style:name="T3" style:family="text">
      <style:text-properties style:font-name="HMXYas" fo:font-size="14pt" style:font-size-asian="14pt" style:font-name-complex="HMXYa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9cm" svg:height="1.089cm" svg:x="2.553cm" svg:y="3.723cm" svg:viewBox="0 0 1091 1090" draw:points="546,0 1091,544 546,1090 0,544">
          <text:p/>
        </draw:polygon>
        <draw:polygon draw:style-name="gr2" draw:text-style-name="P2" draw:layer="layout" svg:width="1.09cm" svg:height="1.089cm" svg:x="2.553cm" svg:y="3.723cm" svg:viewBox="0 0 1091 1090" draw:points="546,0 1091,544 546,1090 0,544">
          <text:p/>
        </draw:polygon>
        <draw:polygon draw:style-name="gr1" draw:text-style-name="P1" draw:layer="layout" svg:width="1.089cm" svg:height="1.089cm" svg:x="1.505cm" svg:y="4.771cm" svg:viewBox="0 0 1090 1090" draw:points="545,0 1090,545 545,1090 0,545">
          <text:p/>
        </draw:polygon>
        <draw:polygon draw:style-name="gr2" draw:text-style-name="P2" draw:layer="layout" svg:width="1.089cm" svg:height="1.089cm" svg:x="1.505cm" svg:y="4.771cm" svg:viewBox="0 0 1090 1090" draw:points="545,0 1090,545 545,1090 0,545">
          <text:p/>
        </draw:polygon>
        <draw:line draw:style-name="gr2" draw:text-style-name="P2" draw:layer="layout" svg:x1="2.322cm" svg:y1="5.044cm" svg:x2="2.765cm" svg:y2="4.601cm">
          <text:p/>
        </draw:line>
        <draw:polygon draw:style-name="gr3" draw:text-style-name="P3" draw:layer="layout" svg:width="0.101cm" svg:height="0.101cm" svg:x="2.714cm" svg:y="4.55cm" svg:viewBox="0 0 102 102" draw:points="102,0 67,102 50,52 0,35">
          <text:p/>
        </draw:polygon>
        <draw:polygon draw:style-name="gr2" draw:text-style-name="P2" draw:layer="layout" svg:width="0.101cm" svg:height="0.101cm" svg:x="2.714cm" svg:y="4.55cm" svg:viewBox="0 0 102 102" draw:points="102,0 67,102 50,52 0,35">
          <text:p/>
        </draw:polygon>
        <draw:line draw:style-name="gr2" draw:text-style-name="P2" draw:layer="layout" svg:x1="3.098cm" svg:y1="3.723cm" svg:x2="3.098cm" svg:y2="3.265cm">
          <text:p/>
        </draw:line>
        <draw:polygon draw:style-name="gr3" draw:text-style-name="P3" draw:layer="layout" svg:width="0.096cm" svg:height="0.095cm" svg:x="3.05cm" svg:y="3.193cm" svg:viewBox="0 0 97 96" draw:points="49,0 97,96 49,73 0,96">
          <text:p/>
        </draw:polygon>
        <draw:polygon draw:style-name="gr2" draw:text-style-name="P2" draw:layer="layout" svg:width="0.096cm" svg:height="0.095cm" svg:x="3.05cm" svg:y="3.193cm" svg:viewBox="0 0 97 96" draw:points="49,0 97,96 49,73 0,96">
          <text:p/>
        </draw:polygon>
        <draw:polygon draw:style-name="gr1" draw:text-style-name="P1" draw:layer="layout" svg:width="1.09cm" svg:height="1.089cm" svg:x="2.553cm" svg:y="2.089cm" svg:viewBox="0 0 1091 1090" draw:points="546,0 1091,545 546,1090 0,545">
          <text:p/>
        </draw:polygon>
        <draw:polygon draw:style-name="gr2" draw:text-style-name="P2" draw:layer="layout" svg:width="1.09cm" svg:height="1.089cm" svg:x="2.553cm" svg:y="2.089cm" svg:viewBox="0 0 1091 1090" draw:points="546,0 1091,545 546,1090 0,545">
          <text:p/>
        </draw:polygon>
        <draw:line draw:style-name="gr2" draw:text-style-name="P2" draw:layer="layout" svg:x1="3.739cm" svg:y1="4.854cm" svg:x2="3.436cm" svg:y2="4.596cm">
          <text:p/>
        </draw:line>
        <draw:polygon draw:style-name="gr3" draw:text-style-name="P3" draw:layer="layout" svg:width="0.103cm" svg:height="0.098cm" svg:x="3.382cm" svg:y="4.549cm" svg:viewBox="0 0 104 99" draw:points="0,0 104,27 55,48 42,99">
          <text:p/>
        </draw:polygon>
        <draw:polygon draw:style-name="gr2" draw:text-style-name="P2" draw:layer="layout" svg:width="0.103cm" svg:height="0.098cm" svg:x="3.382cm" svg:y="4.549cm" svg:viewBox="0 0 104 99" draw:points="0,0 104,27 55,48 42,99">
          <text:p/>
        </draw:polygon>
        <draw:line draw:style-name="gr2" draw:text-style-name="P2" draw:layer="layout" svg:x1="3.098cm" svg:y1="2.089cm" svg:x2="3.098cm" svg:y2="1.631cm">
          <text:p/>
        </draw:line>
        <draw:polygon draw:style-name="gr3" draw:text-style-name="P3" draw:layer="layout" svg:width="0.096cm" svg:height="0.096cm" svg:x="3.05cm" svg:y="1.559cm" svg:viewBox="0 0 97 97" draw:points="49,0 97,97 49,73 0,97">
          <text:p/>
        </draw:polygon>
        <draw:polygon draw:style-name="gr2" draw:text-style-name="P2" draw:layer="layout" svg:width="0.096cm" svg:height="0.096cm" svg:x="3.05cm" svg:y="1.559cm" svg:viewBox="0 0 97 97" draw:points="49,0 97,97 49,73 0,97">
          <text:p/>
        </draw:polygon>
        <draw:polygon draw:style-name="gr1" draw:text-style-name="P1" draw:layer="layout" svg:width="1.09cm" svg:height="1.089cm" svg:x="2.553cm" svg:y="0.455cm" svg:viewBox="0 0 1091 1090" draw:points="546,0 1091,544 546,1090 0,544">
          <text:p/>
        </draw:polygon>
        <draw:polygon draw:style-name="gr2" draw:text-style-name="P2" draw:layer="layout" svg:width="1.09cm" svg:height="1.089cm" svg:x="2.553cm" svg:y="0.455cm" svg:viewBox="0 0 1091 1090" draw:points="546,0 1091,544 546,1090 0,544">
          <text:p/>
        </draw:polygon>
        <draw:polygon draw:style-name="gr1" draw:text-style-name="P1" draw:layer="layout" svg:width="1.09cm" svg:height="1.089cm" svg:x="1.491cm" svg:y="6.391cm" svg:viewBox="0 0 1091 1090" draw:points="546,0 1091,546 546,1090 0,546">
          <text:p/>
        </draw:polygon>
        <draw:polygon draw:style-name="gr2" draw:text-style-name="P2" draw:layer="layout" svg:width="1.09cm" svg:height="1.089cm" svg:x="1.491cm" svg:y="6.391cm" svg:viewBox="0 0 1091 1090" draw:points="546,0 1091,546 546,1090 0,546">
          <text:p/>
        </draw:polygon>
        <draw:line draw:style-name="gr2" draw:text-style-name="P2" draw:layer="layout" svg:x1="2.036cm" svg:y1="6.392cm" svg:x2="2.048cm" svg:y2="5.947cm">
          <text:p/>
        </draw:line>
        <draw:polygon draw:style-name="gr3" draw:text-style-name="P3" draw:layer="layout" svg:width="0.095cm" svg:height="0.097cm" svg:x="1.999cm" svg:y="5.875cm" svg:viewBox="0 0 96 98" draw:points="51,0 96,98 49,73 0,96">
          <text:p/>
        </draw:polygon>
        <draw:polygon draw:style-name="gr2" draw:text-style-name="P2" draw:layer="layout" svg:width="0.095cm" svg:height="0.097cm" svg:x="1.999cm" svg:y="5.875cm" svg:viewBox="0 0 96 98" draw:points="51,0 96,98 49,73 0,96">
          <text:p/>
        </draw:polygon>
        <draw:line draw:style-name="gr4" draw:text-style-name="P2" draw:layer="layout" svg:x1="2.69cm" svg:y1="1.544cm" svg:x2="2.69cm" svg:y2="2.138cm">
          <text:p/>
        </draw:line>
        <draw:polygon draw:style-name="gr5" draw:text-style-name="P4" draw:layer="layout" svg:width="0.095cm" svg:height="0.096cm" svg:x="2.642cm" svg:y="2.114cm" svg:viewBox="0 0 96 97" draw:points="48,97 0,0 48,24 96,0">
          <text:p/>
        </draw:polygon>
        <draw:polygon draw:style-name="gr4" draw:text-style-name="P2" draw:layer="layout" svg:width="0.095cm" svg:height="0.096cm" svg:x="2.642cm" svg:y="2.114cm" svg:viewBox="0 0 96 97" draw:points="48,97 0,0 48,24 96,0">
          <text:p/>
        </draw:polygon>
        <draw:line draw:style-name="gr4" draw:text-style-name="P2" draw:layer="layout" svg:x1="2.69cm" svg:y1="3.123cm" svg:x2="2.69cm" svg:y2="3.717cm">
          <text:p/>
        </draw:line>
        <draw:polygon draw:style-name="gr5" draw:text-style-name="P4" draw:layer="layout" svg:width="0.095cm" svg:height="0.095cm" svg:x="2.642cm" svg:y="3.694cm" svg:viewBox="0 0 96 96" draw:points="48,96 0,0 48,23 96,0">
          <text:p/>
        </draw:polygon>
        <draw:polygon draw:style-name="gr4" draw:text-style-name="P2" draw:layer="layout" svg:width="0.095cm" svg:height="0.095cm" svg:x="2.642cm" svg:y="3.694cm" svg:viewBox="0 0 96 96" draw:points="48,96 0,0 48,23 96,0">
          <text:p/>
        </draw:polygon>
        <draw:line draw:style-name="gr4" draw:text-style-name="P2" draw:layer="layout" svg:x1="2.418cm" svg:y1="4.403cm" svg:x2="2.206cm" svg:y2="4.615cm">
          <text:p/>
        </draw:line>
        <draw:polygon draw:style-name="gr5" draw:text-style-name="P4" draw:layer="layout" svg:width="0.101cm" svg:height="0.101cm" svg:x="2.156cm" svg:y="4.564cm" svg:viewBox="0 0 102 102" draw:points="0,102 33,0 51,51 102,68">
          <text:p/>
        </draw:polygon>
        <draw:polygon draw:style-name="gr4" draw:text-style-name="P2" draw:layer="layout" svg:width="0.101cm" svg:height="0.101cm" svg:x="2.156cm" svg:y="4.564cm" svg:viewBox="0 0 102 102" draw:points="0,102 33,0 51,51 102,68">
          <text:p/>
        </draw:polygon>
        <draw:line draw:style-name="gr4" draw:text-style-name="P2" draw:layer="layout" svg:x1="1.736cm" svg:y1="5.806cm" svg:x2="1.736cm" svg:y2="6.4cm">
          <text:p/>
        </draw:line>
        <draw:polygon draw:style-name="gr5" draw:text-style-name="P4" draw:layer="layout" svg:width="0.095cm" svg:height="0.095cm" svg:x="1.689cm" svg:y="6.376cm" svg:viewBox="0 0 96 96" draw:points="47,96 0,0 47,24 96,0">
          <text:p/>
        </draw:polygon>
        <draw:polygon draw:style-name="gr4" draw:text-style-name="P2" draw:layer="layout" svg:width="0.095cm" svg:height="0.095cm" svg:x="1.689cm" svg:y="6.376cm" svg:viewBox="0 0 96 96" draw:points="47,96 0,0 47,24 96,0">
          <text:p/>
        </draw:polygon>
        <draw:polygon draw:style-name="gr1" draw:text-style-name="P1" draw:layer="layout" svg:width="1.09cm" svg:height="1.09cm" svg:x="10.241cm" svg:y="3.746cm" svg:viewBox="0 0 1091 1091" draw:points="545,0 1091,545 545,1091 0,545">
          <text:p/>
        </draw:polygon>
        <draw:polygon draw:style-name="gr2" draw:text-style-name="P2" draw:layer="layout" svg:width="1.09cm" svg:height="1.09cm" svg:x="10.241cm" svg:y="3.746cm" svg:viewBox="0 0 1091 1091" draw:points="545,0 1091,545 545,1091 0,545">
          <text:p/>
        </draw:polygon>
        <draw:polygon draw:style-name="gr1" draw:text-style-name="P1" draw:layer="layout" svg:width="1.09cm" svg:height="1.089cm" svg:x="10.241cm" svg:y="2.085cm" svg:viewBox="0 0 1091 1090" draw:points="545,0 1091,546 545,1090 0,546">
          <text:p/>
        </draw:polygon>
        <draw:polygon draw:style-name="gr2" draw:text-style-name="P2" draw:layer="layout" svg:width="1.09cm" svg:height="1.089cm" svg:x="10.241cm" svg:y="2.085cm" svg:viewBox="0 0 1091 1090" draw:points="545,0 1091,546 545,1090 0,546">
          <text:p/>
        </draw:polygon>
        <draw:polygon draw:style-name="gr1" draw:text-style-name="P1" draw:layer="layout" svg:width="1.09cm" svg:height="1.089cm" svg:x="10.241cm" svg:y="0.492cm" svg:viewBox="0 0 1091 1090" draw:points="545,0 1091,545 545,1090 0,545">
          <text:p/>
        </draw:polygon>
        <draw:polygon draw:style-name="gr2" draw:text-style-name="P2" draw:layer="layout" svg:width="1.09cm" svg:height="1.089cm" svg:x="10.241cm" svg:y="0.492cm" svg:viewBox="0 0 1091 1090" draw:points="545,0 1091,545 545,1090 0,545">
          <text:p/>
        </draw:polygon>
        <draw:line draw:style-name="gr2" draw:text-style-name="P2" draw:layer="layout" svg:x1="10.786cm" svg:y1="3.746cm" svg:x2="10.786cm" svg:y2="3.261cm">
          <text:p/>
        </draw:line>
        <draw:polygon draw:style-name="gr3" draw:text-style-name="P3" draw:layer="layout" svg:width="0.096cm" svg:height="0.095cm" svg:x="10.738cm" svg:y="3.19cm" svg:viewBox="0 0 97 96" draw:points="48,0 97,96 48,72 0,96">
          <text:p/>
        </draw:polygon>
        <draw:polygon draw:style-name="gr2" draw:text-style-name="P2" draw:layer="layout" svg:width="0.096cm" svg:height="0.095cm" svg:x="10.738cm" svg:y="3.19cm" svg:viewBox="0 0 97 96" draw:points="48,0 97,96 48,72 0,96">
          <text:p/>
        </draw:polygon>
        <draw:polyline draw:style-name="gr2" draw:text-style-name="P2" draw:layer="layout" svg:width="0cm" svg:height="0.416cm" svg:x="10.786cm" svg:y="1.668cm" svg:viewBox="0 0 0 417" draw:points="0,417 0,145 0,186 0,0">
          <text:p/>
        </draw:polyline>
        <draw:polygon draw:style-name="gr3" draw:text-style-name="P3" draw:layer="layout" svg:width="0.096cm" svg:height="0.095cm" svg:x="10.738cm" svg:y="1.597cm" svg:viewBox="0 0 97 96" draw:points="48,0 97,96 48,72 0,96">
          <text:p/>
        </draw:polygon>
        <draw:polygon draw:style-name="gr2" draw:text-style-name="P2" draw:layer="layout" svg:width="0.096cm" svg:height="0.095cm" svg:x="10.738cm" svg:y="1.597cm" svg:viewBox="0 0 97 96" draw:points="48,0 97,96 48,72 0,96">
          <text:p/>
        </draw:polygon>
        <draw:line draw:style-name="gr6" draw:text-style-name="P2" draw:layer="layout" svg:x1="10.378cm" svg:y1="1.581cm" svg:x2="10.378cm" svg:y2="2.012cm">
          <text:p/>
        </draw:line>
        <draw:polygon draw:style-name="gr7" draw:text-style-name="P5" draw:layer="layout" svg:width="0.095cm" svg:height="0.096cm" svg:x="10.33cm" svg:y="1.988cm" svg:viewBox="0 0 96 97" draw:points="48,97 0,0 48,24 96,0">
          <text:p/>
        </draw:polygon>
        <draw:polygon draw:style-name="gr6" draw:text-style-name="P2" draw:layer="layout" svg:width="0.095cm" svg:height="0.096cm" svg:x="10.33cm" svg:y="1.988cm" svg:viewBox="0 0 96 97" draw:points="48,97 0,0 48,24 96,0">
          <text:p/>
        </draw:polygon>
        <draw:line draw:style-name="gr4" draw:text-style-name="P2" draw:layer="layout" svg:x1="10.378cm" svg:y1="3.188cm" svg:x2="10.378cm" svg:y2="3.646cm">
          <text:p/>
        </draw:line>
        <draw:polygon draw:style-name="gr5" draw:text-style-name="P4" draw:layer="layout" svg:width="0.095cm" svg:height="0.095cm" svg:x="10.33cm" svg:y="3.622cm" svg:viewBox="0 0 96 96" draw:points="48,96 0,0 48,25 96,0">
          <text:p/>
        </draw:polygon>
        <draw:polygon draw:style-name="gr4" draw:text-style-name="P2" draw:layer="layout" svg:width="0.095cm" svg:height="0.095cm" svg:x="10.33cm" svg:y="3.622cm" svg:viewBox="0 0 96 96" draw:points="48,96 0,0 48,25 96,0">
          <text:p/>
        </draw:polygon>
        <draw:line draw:style-name="gr2" draw:text-style-name="P2" draw:layer="layout" svg:x1="6.864cm" svg:y1="5.341cm" svg:x2="6.864cm" svg:y2="4.842cm">
          <text:p/>
        </draw:line>
        <draw:polygon draw:style-name="gr3" draw:text-style-name="P3" draw:layer="layout" svg:width="0.095cm" svg:height="0.095cm" svg:x="6.816cm" svg:y="4.771cm" svg:viewBox="0 0 96 96" draw:points="49,0 96,96 49,72 0,96">
          <text:p/>
        </draw:polygon>
        <draw:polygon draw:style-name="gr2" draw:text-style-name="P2" draw:layer="layout" svg:width="0.095cm" svg:height="0.095cm" svg:x="6.816cm" svg:y="4.771cm" svg:viewBox="0 0 96 96" draw:points="49,0 96,96 49,72 0,96">
          <text:p/>
        </draw:polygon>
        <draw:polygon draw:style-name="gr1" draw:text-style-name="P1" draw:layer="layout" svg:width="1.089cm" svg:height="1.089cm" svg:x="6.319cm" svg:y="5.341cm" svg:viewBox="0 0 1090 1090" draw:points="546,0 1090,546 546,1090 0,546">
          <text:p/>
        </draw:polygon>
        <draw:polygon draw:style-name="gr2" draw:text-style-name="P2" draw:layer="layout" svg:width="1.089cm" svg:height="1.089cm" svg:x="6.319cm" svg:y="5.341cm" svg:viewBox="0 0 1090 1090" draw:points="546,0 1090,546 546,1090 0,546">
          <text:p/>
        </draw:polygon>
        <draw:line draw:style-name="gr2" draw:text-style-name="P2" draw:layer="layout" svg:x1="6.864cm" svg:y1="2.141cm" svg:x2="6.864cm" svg:y2="1.629cm">
          <text:p/>
        </draw:line>
        <draw:polygon draw:style-name="gr3" draw:text-style-name="P3" draw:layer="layout" svg:width="0.095cm" svg:height="0.095cm" svg:x="6.816cm" svg:y="1.558cm" svg:viewBox="0 0 96 96" draw:points="49,0 96,96 49,72 0,96">
          <text:p/>
        </draw:polygon>
        <draw:polygon draw:style-name="gr2" draw:text-style-name="P2" draw:layer="layout" svg:width="0.095cm" svg:height="0.095cm" svg:x="6.816cm" svg:y="1.558cm" svg:viewBox="0 0 96 96" draw:points="49,0 96,96 49,72 0,96">
          <text:p/>
        </draw:polygon>
        <draw:polygon draw:style-name="gr1" draw:text-style-name="P1" draw:layer="layout" svg:width="1.089cm" svg:height="1.089cm" svg:x="6.319cm" svg:y="0.453cm" svg:viewBox="0 0 1090 1090" draw:points="546,0 1090,545 546,1090 0,545">
          <text:p/>
        </draw:polygon>
        <draw:polygon draw:style-name="gr2" draw:text-style-name="P2" draw:layer="layout" svg:width="1.089cm" svg:height="1.089cm" svg:x="6.319cm" svg:y="0.453cm" svg:viewBox="0 0 1090 1090" draw:points="546,0 1090,545 546,1090 0,545">
          <text:p/>
        </draw:polygon>
        <draw:line draw:style-name="gr6" draw:text-style-name="P2" draw:layer="layout" svg:x1="6.455cm" svg:y1="1.42cm" svg:x2="6.455cm" svg:y2="1.85cm">
          <text:p/>
        </draw:line>
        <draw:polygon draw:style-name="gr7" draw:text-style-name="P5" draw:layer="layout" svg:width="0.095cm" svg:height="0.095cm" svg:x="6.408cm" svg:y="1.827cm" svg:viewBox="0 0 96 96" draw:points="47,96 0,0 47,23 96,0">
          <text:p/>
        </draw:polygon>
        <draw:polygon draw:style-name="gr6" draw:text-style-name="P2" draw:layer="layout" svg:width="0.095cm" svg:height="0.095cm" svg:x="6.408cm" svg:y="1.827cm" svg:viewBox="0 0 96 96" draw:points="47,96 0,0 47,23 96,0">
          <text:p/>
        </draw:polygon>
        <draw:line draw:style-name="gr4" draw:text-style-name="P2" draw:layer="layout" svg:x1="6.455cm" svg:y1="4.769cm" svg:x2="6.455cm" svg:y2="5.227cm">
          <text:p/>
        </draw:line>
        <draw:polygon draw:style-name="gr5" draw:text-style-name="P4" draw:layer="layout" svg:width="0.095cm" svg:height="0.096cm" svg:x="6.408cm" svg:y="5.203cm" svg:viewBox="0 0 96 97" draw:points="47,97 0,0 47,25 96,0">
          <text:p/>
        </draw:polygon>
        <draw:polygon draw:style-name="gr4" draw:text-style-name="P2" draw:layer="layout" svg:width="0.095cm" svg:height="0.096cm" svg:x="6.408cm" svg:y="5.203cm" svg:viewBox="0 0 96 97" draw:points="47,97 0,0 47,25 96,0">
          <text:p/>
        </draw:polygon>
        <draw:polygon draw:style-name="gr1" draw:text-style-name="P1" draw:layer="layout" svg:width="1.089cm" svg:height="1.089cm" svg:x="6.319cm" svg:y="3.68cm" svg:viewBox="0 0 1090 1090" draw:points="546,0 1090,545 546,1090 0,545">
          <text:p/>
        </draw:polygon>
        <draw:polygon draw:style-name="gr2" draw:text-style-name="P2" draw:layer="layout" svg:width="1.089cm" svg:height="1.089cm" svg:x="6.319cm" svg:y="3.68cm" svg:viewBox="0 0 1090 1090" draw:points="546,0 1090,545 546,1090 0,545">
          <text:p/>
        </draw:polygon>
        <draw:path draw:style-name="gr8" draw:text-style-name="P6" draw:layer="layout" svg:width="0.953cm" svg:height="0.954cm" svg:x="6.387cm" svg:y="2.141cm" svg:viewBox="0 0 954 955" svg:d="M954 477c0 264-213 478-477 478-263 0-477-214-477-478 0-263 214-477 477-477 264 0 477 214 477 477z">
          <text:p/>
        </draw:path>
        <draw:path draw:style-name="gr2" draw:text-style-name="P2" draw:layer="layout" svg:width="0.953cm" svg:height="0.954cm" svg:x="6.387cm" svg:y="2.141cm" svg:viewBox="0 0 954 955" svg:d="M954 477c0 264-213 478-477 478-263 0-477-214-477-478 0-263 214-477 477-477 264 0 477 214 477 477z">
          <text:p/>
        </draw:path>
        <draw:line draw:style-name="gr2" draw:text-style-name="P2" draw:layer="layout" svg:x1="6.864cm" svg:y1="3.68cm" svg:x2="6.864cm" svg:y2="3.181cm">
          <text:p/>
        </draw:line>
        <draw:polygon draw:style-name="gr3" draw:text-style-name="P3" draw:layer="layout" svg:width="0.095cm" svg:height="0.095cm" svg:x="6.816cm" svg:y="3.11cm" svg:viewBox="0 0 96 96" draw:points="49,0 96,96 49,72 0,96">
          <text:p/>
        </draw:polygon>
        <draw:polygon draw:style-name="gr2" draw:text-style-name="P2" draw:layer="layout" svg:width="0.095cm" svg:height="0.095cm" svg:x="6.816cm" svg:y="3.11cm" svg:viewBox="0 0 96 96" draw:points="49,0 96,96 49,72 0,96">
          <text:p/>
        </draw:polygon>
        <draw:path draw:style-name="gr8" draw:text-style-name="P6" draw:layer="layout" svg:width="0.953cm" svg:height="0.954cm" svg:x="3.602cm" svg:y="4.716cm" svg:viewBox="0 0 954 955" svg:d="M954 477c0 263-214 478-478 478-263 0-476-215-476-478s213-477 476-477c264 0 478 214 478 477z">
          <text:p/>
        </draw:path>
        <draw:path draw:style-name="gr2" draw:text-style-name="P2" draw:layer="layout" svg:width="0.953cm" svg:height="0.954cm" svg:x="3.602cm" svg:y="4.716cm" svg:viewBox="0 0 954 955" svg:d="M954 477c0 263-214 478-478 478-263 0-476-215-476-478s213-477 476-477c264 0 478 214 478 477z">
          <text:p/>
        </draw:path>
        <draw:polygon draw:style-name="gr9" draw:text-style-name="P3" draw:layer="layout" svg:width="1.225cm" svg:height="0.218cm" svg:x="6.251cm" svg:y="2.55cm" svg:viewBox="0 0 1226 219" draw:points="0,0 1226,0 1226,219 0,219">
          <text:p/>
        </draw:polygon>
        <draw:polygon draw:style-name="gr1" draw:text-style-name="P1" draw:layer="layout" svg:width="0.218cm" svg:height="0.218cm" svg:x="6.482cm" svg:y="2.55cm" svg:viewBox="0 0 219 219" draw:points="0,0 219,0 219,219 0,219">
          <text:p/>
        </draw:polygon>
        <draw:polygon draw:style-name="gr9" draw:text-style-name="P3" draw:layer="layout" svg:width="1.226cm" svg:height="0.218cm" svg:x="2.485cm" svg:y="2.538cm" svg:viewBox="0 0 1227 219" draw:points="0,0 1227,0 1227,219 0,219">
          <text:p/>
        </draw:polygon>
        <draw:polygon draw:style-name="gr10" draw:text-style-name="P7" draw:layer="layout" svg:width="0.218cm" svg:height="0.218cm" svg:x="2.73cm" svg:y="2.538cm" svg:viewBox="0 0 219 219" draw:points="0,0 219,0 219,219 0,219">
          <text:p/>
        </draw:polygon>
        <draw:polygon draw:style-name="gr11" draw:text-style-name="P8" draw:layer="layout" svg:width="0.217cm" svg:height="0.218cm" svg:x="3.221cm" svg:y="2.538cm" svg:viewBox="0 0 218 219" draw:points="0,0 218,0 218,219 0,219">
          <text:p/>
        </draw:polygon>
        <draw:polygon draw:style-name="gr12" draw:text-style-name="P9" draw:layer="layout" svg:width="0.218cm" svg:height="0.218cm" svg:x="2.499cm" svg:y="2.538cm" svg:viewBox="0 0 219 219" draw:points="0,0 219,0 219,219 0,219">
          <text:p/>
        </draw:polygon>
        <draw:line draw:style-name="gr2" draw:text-style-name="P2" draw:layer="layout" svg:x1="12.972cm" svg:y1="6.882cm" svg:x2="12.972cm" svg:y2="6.547cm">
          <text:p/>
        </draw:line>
        <draw:polygon draw:style-name="gr3" draw:text-style-name="P3" draw:layer="layout" svg:width="0.095cm" svg:height="0.095cm" svg:x="12.925cm" svg:y="6.475cm" svg:viewBox="0 0 96 96" draw:points="47,0 96,96 47,73 0,96">
          <text:p/>
        </draw:polygon>
        <draw:polygon draw:style-name="gr2" draw:text-style-name="P2" draw:layer="layout" svg:width="0.095cm" svg:height="0.095cm" svg:x="12.925cm" svg:y="6.475cm" svg:viewBox="0 0 96 96" draw:points="47,0 96,96 47,73 0,96">
          <text:p/>
        </draw:polygon>
        <draw:polygon draw:style-name="gr1" draw:text-style-name="P1" draw:layer="layout" svg:width="0.435cm" svg:height="0.435cm" svg:x="12.43cm" svg:y="5.109cm" svg:viewBox="0 0 436 436" draw:points="217,0 436,219 217,436 0,219">
          <text:p/>
        </draw:polygon>
        <draw:polygon draw:style-name="gr2" draw:text-style-name="P2" draw:layer="layout" svg:width="0.435cm" svg:height="0.435cm" svg:x="12.756cm" svg:y="5.191cm" svg:viewBox="0 0 436 436" draw:points="217,0 436,219 217,436 0,219">
          <text:p/>
        </draw:polygon>
        <draw:line draw:style-name="gr4" draw:text-style-name="P2" draw:layer="layout" svg:x1="12.971cm" svg:y1="7.06cm" svg:x2="12.971cm" svg:y2="7.396cm">
          <text:p/>
        </draw:line>
        <draw:polygon draw:style-name="gr5" draw:text-style-name="P4" draw:layer="layout" svg:width="0.095cm" svg:height="0.095cm" svg:x="12.924cm" svg:y="7.372cm" svg:viewBox="0 0 96 96" draw:points="47,96 0,0 47,25 96,0">
          <text:p/>
        </draw:polygon>
        <draw:polygon draw:style-name="gr4" draw:text-style-name="P2" draw:layer="layout" svg:width="0.095cm" svg:height="0.095cm" svg:x="12.924cm" svg:y="7.372cm" svg:viewBox="0 0 96 96" draw:points="47,96 0,0 47,25 96,0">
          <text:p/>
        </draw:polygon>
        <draw:polygon draw:style-name="gr3" draw:text-style-name="P3" draw:layer="layout" svg:width="0.117cm" svg:height="0.117cm" svg:x="3.037cm" svg:y="4.218cm" svg:viewBox="0 0 118 118" draw:points="50,0 67,0 67,51 118,51 118,67 67,67 67,118 50,118 50,67 0,67 0,51 50,51">
          <text:p/>
        </draw:polygon>
        <draw:path draw:style-name="gr3" draw:text-style-name="P3" draw:layer="layout" svg:width="0.053cm" svg:height="0.174cm" svg:x="2.155cm" svg:y="5.239cm" svg:viewBox="0 0 54 175" svg:d="M22 26c8-11 18-20 30-26l2 3c-11 9-19 17-23 25-8 14-12 34-12 57 0 17 1 32 4 43 6 19 16 34 31 44l-3 3c-8-4-17-11-26-23-16-19-25-40-25-64s8-45 22-62z">
          <text:p/>
        </draw:path>
        <draw:path draw:style-name="gr3" draw:text-style-name="P3" draw:layer="layout" svg:width="0.139cm" svg:height="0.135cm" svg:x="2.218cm" svg:y="5.242cm" svg:viewBox="0 0 140 136" svg:d="M57 0v3c-5 0-8 1-11 2-2 0-3 2-3 5 0 1 0 2 0 3 1 2 2 3 3 6l30 45 31-46c1-2 1-4 2-5 0-1 0-2 0-3 0-3-1-5-4-6-3 0-6 0-11-1v-3h46v3c-4 1-8 2-11 4-5 4-11 10-17 20l-32 47v40c0 8 2 13 4 15 3 1 9 3 18 3v4h-63v-4c9 0 15-2 17-4 3-2 4-8 4-17v-35l-27-40c-9-14-16-23-20-26-3-4-8-6-13-7v-3z">
          <text:p/>
        </draw:path>
        <draw:path draw:style-name="gr3" draw:text-style-name="P3" draw:layer="layout" svg:width="0.053cm" svg:height="0.174cm" svg:x="2.38cm" svg:y="5.239cm" svg:viewBox="0 0 54 175" svg:d="M50 117c-2 9-6 17-12 25-5 8-13 16-21 23-6 5-11 8-15 10l-2-3c11-8 18-16 23-24 8-14 12-33 12-57 0-19-2-35-6-48-5-17-15-30-29-40l3-3c10 6 20 15 29 26 15 19 22 40 22 63 0 9-1 19-4 28z">
          <text:p/>
        </draw:path>
        <draw:path draw:style-name="gr3" draw:text-style-name="P3" draw:layer="layout" svg:width="0.251cm" svg:height="0.184cm" svg:x="1.645cm" svg:y="5.237cm" svg:viewBox="0 0 252 185" svg:d="M0 138c6-1 11-2 13-4s3-6 3-12v-97c0-5 0-8-1-9-1-3-4-5-8-5-1 0-2 1-3 1s-3 0-4 1v-4c9-2 20-5 33-9 1 0 1 0 1 0 0 1 0 2 0 3v120c0 5 1 10 3 12 2 1 6 3 13 3v3h-50zM72 60c8-9 19-14 32-14s24 5 33 13c8 9 13 20 13 35 0 13-5 24-13 34-8 11-19 16-32 16s-24-5-33-15-13-21-13-35 4-25 13-34zM88 57c-7 7-10 17-10 32 0 12 2 23 8 33 5 11 12 16 22 16 7 0 13-3 17-11 4-7 6-16 6-27s-2-22-8-32c-5-11-12-16-22-16-5 0-10 2-13 5zM185 171c7 2 14 3 22 3 11 0 20-2 27-6s10-8 10-14c0-4-3-7-8-9-4-1-10-1-20-1-2 0-5 0-8 0-2-1-5-1-7-1s-4 0-7-1c-3 0-6 0-7-1-1 0-3 2-6 7-4 4-5 8-5 11 0 6 3 10 9 12zM175 96c-4-5-5-11-5-18s3-15 9-22 15-10 26-10c5 0 10 1 16 3 6 3 12 4 17 4 1 0 4 0 6 0 3-1 5-1 7-1h1v8h-17c1 3 2 6 2 8 1 4 2 7 2 11 0 7-3 14-9 21-7 6-15 9-26 9-1 0-4 0-9-1-2 0-4 2-7 5-4 3-5 6-5 8s2 4 7 5c3 0 6 1 10 1 17 0 29 1 35 3 10 4 15 11 15 21s-6 19-18 25c-11 6-23 9-35 9-11 0-20-2-26-6-7-5-10-9-10-14 0-3 1-5 3-7 1-3 5-6 10-10l6-6 2-2c-4-1-6-2-7-3-3-2-4-4-4-8 0-3 1-5 3-8s7-8 15-15c-6-2-11-5-14-10zM217 101c4-3 6-8 6-16 0-7-2-14-5-22s-8-12-16-12c-7 0-11 4-13 10-2 3-2 7-2 12 0 8 2 15 6 22 3 6 9 9 15 9 3 0 6-1 9-3z">
          <text:p/>
        </draw:path>
        <draw:path draw:style-name="gr3" draw:text-style-name="P3" draw:layer="layout" svg:width="0.107cm" svg:height="0.135cm" svg:x="1.946cm" svg:y="5.242cm" svg:viewBox="0 0 108 136" svg:d="M69 11c-6-2-13-4-22-4-4 0-7 1-8 2-1 0-1 2-1 5v53c4 2 6 2 7 2s2 0 3 0c10 0 17-2 22-5 10-5 15-14 15-27s-5-21-16-26zM0 132c8-1 13-2 15-4 2-3 3-8 3-17v-89c0-7-2-12-4-14s-7-4-14-5v-3h54c17 0 30 3 40 10 10 6 14 15 14 26 0 14-5 24-16 31-10 7-23 10-38 10-2 0-5 0-8 0-4 0-6 0-8 0v37c0 7 1 12 3 14 3 2 8 4 16 4v4h-57z">
          <text:p/>
        </draw:path>
        <draw:path draw:style-name="gr3" draw:text-style-name="P3" draw:layer="layout" svg:width="0.061cm" svg:height="0.097cm" svg:x="2.057cm" svg:y="5.336cm" svg:viewBox="0 0 62 98" svg:d="M0 48c0-10 2-21 6-32 3-4 6-8 10-11 3-3 9-5 15-5s11 2 16 5c3 3 7 7 9 11 4 11 6 22 6 32 0 12-2 23-6 33-2 5-5 9-9 12s-9 5-16 5c-6 0-12-2-16-5s-7-7-9-12-4-10-5-16-1-11-1-17zM49 46c0-4 0-8 0-14-1-5-1-9-2-13-1-5-3-8-6-11-2-3-5-4-10-5-4 1-7 2-9 5-4 3-5 6-7 11-1 4-1 8-2 13 0 6 0 10 0 14zM13 49c0 4 0 9 0 14 1 6 1 11 2 15 1 5 3 9 7 12 2 3 5 4 9 4 5 0 8-1 11-4 2-3 4-7 5-12 1-4 2-9 2-15 0-5 0-10 0-14z">
          <text:p/>
        </draw:path>
        <draw:path draw:style-name="gr3" draw:text-style-name="P3" draw:layer="layout" svg:width="0.074cm" svg:height="0.14cm" svg:x="2.925cm" svg:y="0.921cm" svg:viewBox="0 0 75 141" svg:d="M0 138c7-1 12-2 14-4s3-7 3-15v-64h-17v-6h17c0-11 2-21 5-28 5-14 15-21 31-21 5 0 11 1 15 4 5 2 7 5 7 9 0 2-1 4-2 6-2 2-4 3-6 3s-4-1-5-2-3-3-5-6l-2-3c-1-1-2-2-3-3s-3-2-5-2c-5 0-10 3-12 8-1 2-1 6-1 10v25h26v6h-26v64c0 8 1 13 3 15s9 3 17 4v3h-54z">
          <text:p/>
        </draw:path>
        <draw:path draw:style-name="gr3" draw:text-style-name="P3" draw:layer="layout" svg:width="0.053cm" svg:height="0.175cm" svg:x="3.026cm" svg:y="0.922cm" svg:viewBox="0 0 54 176" svg:d="M22 27c8-12 18-20 30-27l2 3c-11 9-18 18-23 26-8 14-13 33-13 56 0 18 1 32 5 43 6 20 16 35 31 44l-3 4c-8-4-17-12-26-23-17-19-25-41-25-65 0-23 7-44 22-61z">
          <text:p/>
        </draw:path>
        <draw:path draw:style-name="gr3" draw:text-style-name="P3" draw:layer="layout" svg:width="0.094cm" svg:height="0.136cm" svg:x="3.087cm" svg:y="0.969cm" svg:viewBox="0 0 95 137" svg:d="M0 0h43v3c-3 0-5 0-7 1-3 1-4 3-4 5 0 1 0 2 0 3s1 2 2 4l23 53 19-53c0-1 0-2 1-4 0-2 0-3 0-4s0-3-1-3c-2-1-3-2-5-2h-3v-3h27v3c-2 0-4 1-6 3-1 1-2 4-3 6l-32 84c-5 15-10 25-15 32-5 6-12 9-19 9-5 0-8-1-12-2-3-2-5-5-5-9 0-3 1-5 3-7s5-2 8-2c1 0 5 0 8 1 4 2 6 2 8 2 4 0 7-4 12-13 4-8 6-14 6-17 0-1 0-1-1-2 0-1 0-2 0-2l-33-70c-2-5-4-9-6-10-2-2-4-3-8-3z">
          <text:p/>
        </draw:path>
        <draw:path draw:style-name="gr3" draw:text-style-name="P3" draw:layer="layout" svg:width="0.053cm" svg:height="0.175cm" svg:x="3.192cm" svg:y="0.922cm" svg:viewBox="0 0 54 176" svg:d="M50 117c-3 9-6 17-11 25-6 8-13 16-21 24-6 4-12 8-16 10l-2-4c11-7 19-15 24-24 8-14 12-33 12-56 0-20-2-35-6-47-5-17-15-32-30-42l3-3c11 6 21 15 30 28 14 18 21 38 21 61 0 10-1 19-4 28z">
          <text:p/>
        </draw:path>
        <draw:path draw:style-name="gr3" draw:text-style-name="P3" draw:layer="layout" svg:width="0.104cm" svg:height="0.164cm" svg:x="1.98cm" svg:y="6.849cm" svg:viewBox="0 0 105 165" svg:d="M0 80c0-17 4-35 11-52 4-8 9-15 16-20s15-8 26-8c10 0 19 3 26 8s12 12 16 20c7 17 10 35 10 52 0 19-3 38-10 57-3 8-8 15-15 20s-16 8-27 8-20-3-27-8c-6-5-12-12-16-20-4-10-6-19-8-29-1-10-2-19-2-28zM83 75c0-6 0-13 0-21-1-8-2-15-4-23-2-7-5-13-9-18s-10-7-17-7c-8 0-13 2-17 7s-7 11-9 18c-2 8-3 15-4 23 0 8-1 15-1 21zM22 81c0 8 1 16 1 25 1 9 2 17 4 26 1 8 4 14 8 19 5 6 10 8 18 8s13-2 18-8c4-5 7-11 8-19 2-9 3-17 4-26 0-9 0-17 0-25z">
          <text:p/>
        </draw:path>
        <draw:path draw:style-name="gr5" draw:text-style-name="P4" draw:layer="layout" svg:width="0.071cm" svg:height="0.119cm" svg:x="2.296cm" svg:y="1.664cm" svg:viewBox="0 0 72 120" svg:d="M52 62c-3-6-8-9-14-9-9 0-15 6-19 18-2 7-3 14-3 23 0 6 1 11 4 16s7 7 12 7c7 0 12-4 16-14 5-8 7-17 7-27 0-6-1-10-3-14zM51 54c3 3 5 6 7 11 1-6 1-10 2-12 0-4 0-8 0-12 0-13-1-22-3-27-2-6-5-8-9-8-2 0-3 0-4 1-2 0-3 1-4 3l-3 3c-2 3-3 4-4 5s-3 1-5 1-4-1-5-2-2-3-2-5c0-4 2-7 6-9s8-3 13-3c12 0 20 5 25 15s7 22 7 36c0 16-3 31-9 44-8 17-19 25-33 25-8 0-15-3-21-9-6-7-9-15-9-24 0-10 4-19 11-27 6-9 14-13 23-13 8 0 13 2 17 7z">
          <text:p/>
        </draw:path>
        <draw:path draw:style-name="gr5" draw:text-style-name="P4" draw:layer="layout" svg:width="0.064cm" svg:height="0.121cm" svg:x="2.406cm" svg:y="1.661cm" svg:viewBox="0 0 65 122" svg:d="M0 120c6 0 10-2 12-4s3-6 3-12v-56h-15v-5h15c0-10 1-18 4-25 4-12 13-18 27-18 5 0 9 1 13 3s6 5 6 9c0 1 0 3-2 5-1 1-3 2-5 2-1 0-3-1-4-2s-3-2-4-5l-2-2c-1-1-2-2-3-3s-2-1-4-1c-6 0-9 2-10 6-1 2-2 5-2 9v22h23v5h-22v56c0 6 1 11 2 12 2 2 8 3 15 4v2h-47z">
          <text:p/>
        </draw:path>
        <draw:path draw:style-name="gr5" draw:text-style-name="P4" draw:layer="layout" svg:width="0.071cm" svg:height="0.12cm" svg:x="2.296cm" svg:y="1.922cm" svg:viewBox="0 0 72 121" svg:d="M52 63c-3-6-8-9-14-9-9 0-15 6-19 18-2 7-3 14-3 23 0 6 1 12 4 16s7 6 12 6c7 0 12-4 16-12 5-8 7-19 7-29 0-5-1-10-3-13zM51 55c3 2 5 6 7 11 1-6 1-10 2-12 0-4 0-8 0-13 0-12-1-21-3-27-2-5-5-8-9-8-2 0-3 1-4 1-2 1-3 2-4 4l-3 3c-2 2-3 4-4 5-1 0-3 1-5 1s-4-1-5-2c-1-2-2-3-2-5 0-4 2-8 6-10s8-3 13-3c12 0 20 5 25 16 5 10 7 22 7 36 0 16-3 31-9 45-8 16-19 24-33 24-8 0-15-3-21-9-6-7-9-14-9-25 0-9 4-18 11-27 6-8 14-12 23-12 8 0 13 2 17 7z">
          <text:p/>
        </draw:path>
        <draw:path draw:style-name="gr5" draw:text-style-name="P4" draw:layer="layout" svg:width="0.081cm" svg:height="0.118cm" svg:x="2.405cm" svg:y="1.962cm" svg:viewBox="0 0 82 119" svg:d="M0 0h36v2c-2 0-5 1-6 1-3 1-4 2-4 4 0 1 0 2 0 4 1 1 1 2 2 4l20 44 18-45c0 0 0-1 0-3 1-2 1-4 1-4 0-2-1-3-3-3-1-1-2-1-4-2h-2v-2h24v2c-2 1-4 1-5 3-1 1-2 3-3 6l-28 72c-5 13-9 22-14 27-4 6-10 9-16 9-3 0-6-1-9-3-3-1-4-4-4-7s0-5 2-6c2-2 4-2 7-2 1 0 3 0 6 1s5 2 7 2c3 0 6-4 10-11 3-8 5-13 5-15 0-1 0-1 0-2s0-2-1-2l-27-60c-2-5-4-8-6-9-1-2-3-3-6-3z">
          <text:p/>
        </draw:path>
        <draw:polygon draw:style-name="gr5" draw:text-style-name="P4" draw:layer="layout" svg:width="0.231cm" svg:height="0.014cm" svg:x="2.247cm" svg:y="1.864cm" svg:viewBox="0 0 232 15" draw:points="0,0 232,0 232,15 0,15">
          <text:p/>
        </draw:polygon>
        <draw:path draw:style-name="gr5" draw:text-style-name="P4" draw:layer="layout" svg:width="0.071cm" svg:height="0.12cm" svg:x="2.296cm" svg:y="3.175cm" svg:viewBox="0 0 72 121" svg:d="M52 63c-3-6-8-8-14-8-9 0-15 6-19 18-2 6-3 14-3 22 0 6 1 11 4 16 3 4 7 6 12 6 7 0 12-4 16-12 5-9 7-18 7-28 0-6-1-10-3-14zM51 55c3 3 5 7 7 12 1-6 1-11 2-13 0-3 0-7 0-12 0-13-1-23-3-28s-5-8-9-8c-2 0-3 0-4 1-2 1-3 2-4 3l-3 4c-2 2-3 3-4 4s-3 1-5 1-4 0-5-2c-1-1-2-3-2-5 0-4 2-7 6-9s8-3 13-3c12 0 20 5 25 15 5 12 7 24 7 37 0 17-3 31-9 44-8 17-19 25-33 25-8 0-15-3-21-10-6-6-9-14-9-23 0-10 4-19 11-27 6-8 14-13 23-13 8 0 13 3 17 7z">
          <text:p/>
        </draw:path>
        <draw:path draw:style-name="gr5" draw:text-style-name="P4" draw:layer="layout" svg:width="0.081cm" svg:height="0.118cm" svg:x="2.405cm" svg:y="3.214cm" svg:viewBox="0 0 82 119" svg:d="M0 0h36v3c-2 0-5 0-6 1-3 0-4 2-4 4 0 1 0 2 0 3 1 0 1 2 2 3l20 46 18-46c0-1 0-2 0-3 1-2 1-3 1-3 0-2-1-3-3-4-1 0-2-1-4-1h-2v-3h24v3c-2 0-4 1-5 2-1 2-2 3-3 6l-28 73c-5 12-9 21-14 27-4 6-10 8-16 8-3 0-6 0-9-2s-4-4-4-8c0-2 0-4 2-5 2-2 4-3 7-3 1 0 3 1 6 2s5 2 7 2c3 0 6-4 10-12 3-7 5-12 5-15 0 0 0-1 0-2 0 0 0-1-1-2l-27-60c-2-5-4-7-6-9-1-1-3-2-6-2z">
          <text:p/>
        </draw:path>
        <draw:path draw:style-name="gr5" draw:text-style-name="P4" draw:layer="layout" svg:width="0.071cm" svg:height="0.119cm" svg:x="2.296cm" svg:y="3.434cm" svg:viewBox="0 0 72 120" svg:d="M52 63c-3-6-8-9-14-9-9 0-15 6-19 18-2 7-3 15-3 23 0 6 1 11 4 15 3 5 7 7 12 7 7 0 12-4 16-13 5-8 7-17 7-27 0-6-1-10-3-14zM51 55c3 3 5 7 7 12 1-7 1-11 2-13 0-4 0-8 0-12 0-13-1-22-3-27-2-6-5-8-9-8-2 0-3 0-4 1-2 0-3 1-4 3l-3 3c-2 3-3 4-4 5s-3 1-5 1-4-1-5-2-2-3-2-5c0-4 2-7 6-10 4-2 8-3 13-3 12 0 20 6 25 16s7 22 7 36c0 16-3 31-9 44-8 16-19 24-33 24-8 0-15-3-21-9s-9-14-9-23c0-10 4-19 11-27 6-9 14-13 23-13 8 0 13 2 17 7z">
          <text:p/>
        </draw:path>
        <draw:path draw:style-name="gr5" draw:text-style-name="P4" draw:layer="layout" svg:width="0.083cm" svg:height="0.082cm" svg:x="2.404cm" svg:y="3.472cm" svg:viewBox="0 0 84 83" svg:d="M26 0v57c0 4 0 7 2 9 2 4 6 7 12 7 4 0 8-2 12-4 2-2 4-4 6-6v-49c0-4-1-7-2-8-2-2-5-3-11-3v-3h28v62c0 4 1 7 2 8 2 2 5 2 9 2v3c-3 0-5 1-7 2-1 0-4 1-7 2-2 0-5 2-10 4l-1-1v-1-14c-4 5-7 9-10 11-5 3-10 5-17 5-5 0-10-2-14-5-5-4-7-10-7-18v-46c0-5-1-8-3-9-1-1-4-2-8-2v-3z">
          <text:p/>
        </draw:path>
        <draw:polygon draw:style-name="gr5" draw:text-style-name="P4" draw:layer="layout" svg:width="0.245cm" svg:height="0.014cm" svg:x="2.247cm" svg:y="3.375cm" svg:viewBox="0 0 246 15" draw:points="0,0 246,0 246,15 0,15">
          <text:p/>
        </draw:polygon>
        <draw:path draw:style-name="gr5" draw:text-style-name="P4" draw:layer="layout" svg:width="0.071cm" svg:height="0.12cm" svg:x="0.812cm" svg:y="5.993cm" svg:viewBox="0 0 72 121" svg:d="M52 64c-3-7-8-10-14-10-9 0-15 6-20 19-2 7-3 14-3 22 0 7 1 12 5 16 2 4 6 6 12 6 7 0 12-4 16-12s7-17 7-28c0-5-1-10-3-13zM51 55c3 3 5 6 7 12 1-7 1-11 2-13 0-4 0-8 0-12 0-13-1-22-3-27-2-6-5-9-9-9-2 0-3 1-5 1-1 1-2 2-4 4l-2 3c-2 2-3 4-5 5-1 0-2 1-4 1s-4-1-5-2c-2-2-2-3-2-5 0-4 2-7 6-10 4-2 8-3 13-3 11 0 19 5 25 16 5 10 7 22 7 36 0 17-3 32-9 45-8 16-19 24-33 24-8 0-16-3-22-9-5-7-8-14-8-23 0-10 3-19 10-29 6-8 15-12 24-12 7 0 13 2 17 7z">
          <text:p/>
        </draw:path>
        <draw:path draw:style-name="gr5" draw:text-style-name="P4" draw:layer="layout" svg:width="0.046cm" svg:height="0.152cm" svg:x="1.363cm" svg:y="5.992cm" svg:viewBox="0 0 47 153" svg:d="M18 23c7-9 16-17 27-23l2 3c-10 8-17 15-21 22-7 12-11 28-11 48 0 16 2 29 4 38 5 18 14 30 28 39l-3 3c-7-4-15-10-24-20-13-17-20-35-20-57 0-20 6-38 18-53z">
          <text:p/>
        </draw:path>
        <draw:path draw:style-name="gr5" draw:text-style-name="P4" draw:layer="layout" svg:width="0.12cm" svg:height="0.117cm" svg:x="1.418cm" svg:y="5.995cm" svg:viewBox="0 0 121 118" svg:d="M49 0v3c-4 0-7 0-9 1s-3 3-3 5c0 1 0 2 0 3 1 1 1 2 3 4l26 41 26-41c1-2 2-3 2-4 0-2 1-2 1-3 0-2-2-4-4-5-2 0-5-1-9-1v-3h39v3c-4 0-7 2-10 3-4 4-9 9-14 17l-28 41v35c0 7 2 11 4 13 2 1 8 2 16 3v3h-55v-3c8-1 13-2 14-4 2-2 3-6 3-14v-31l-23-35c-8-12-13-19-17-22-3-4-7-6-11-6v-3z">
          <text:p/>
        </draw:path>
        <draw:path draw:style-name="gr5" draw:text-style-name="P4" draw:layer="layout" svg:width="0.046cm" svg:height="0.152cm" svg:x="1.56cm" svg:y="5.992cm" svg:viewBox="0 0 47 153" svg:d="M44 102c-3 8-6 15-10 22-5 7-11 14-19 20-5 4-10 7-13 9l-2-3c9-7 16-14 21-21 7-12 11-29 11-50 0-17-2-30-5-41-5-15-15-26-27-35l3-3c9 6 18 13 26 23 12 16 18 34 18 54 0 8-1 17-3 25z">
          <text:p/>
        </draw:path>
        <draw:path draw:style-name="gr5" draw:text-style-name="P4" draw:layer="layout" svg:width="0.218cm" svg:height="0.16cm" svg:x="0.929cm" svg:y="5.991cm" svg:viewBox="0 0 219 161" svg:d="M1 120c5-1 9-2 11-4 2-1 3-4 3-9v-86c0-3-1-6-1-8-1-2-4-3-7-3-1 0-2 0-3 0s-2 1-4 1v-3c8-2 18-5 29-8 0 1 0 1 0 3v104c0 5 1 8 3 10 2 1 5 2 11 3v2h-42zM62 52c7-8 17-12 29-12 11 0 21 4 28 11 8 8 12 19 12 31s-4 22-11 30c-8 9-17 13-28 13-13 0-22-4-30-12-7-9-11-19-11-31 0-11 4-22 11-30zM76 50c-6 5-9 15-9 28 0 10 2 20 7 29 5 8 12 13 20 13 7 0 12-3 15-9 4-6 5-14 5-23 0-10-2-20-6-30-5-8-11-13-19-13-5 0-10 2-13 5zM161 148c6 2 12 3 19 3 10 0 18-2 24-5s9-7 9-12c0-4-3-7-8-8-3-1-8-1-17-1-2 0-4 0-7-1-2 0-4 0-6 0-1 0-3 0-6-1-3 0-5 0-6-1-1 0-3 2-6 6-2 4-4 7-4 10 0 5 3 8 8 10zM152 84c-3-5-4-10-4-15 0-8 3-14 8-20s13-9 23-9c4 0 9 1 14 3s10 3 14 3c1 0 3 0 6-1 2 0 4 0 5 0h1v7h-15c1 3 2 5 3 7 1 3 1 7 1 10 0 7-3 13-8 18-6 6-13 8-22 8-2 0-4 0-8 0-2 0-4 1-7 4-2 3-4 5-4 7s2 3 6 4c3 0 6 1 9 1 15 0 25 1 30 2 9 3 13 9 13 18s-5 16-15 22c-10 5-20 8-31 8-9 0-17-2-22-6-6-4-8-8-8-12 0-2 0-4 2-6 1-2 4-5 8-9l6-5 1-1c-2-1-4-2-6-3-2-2-3-4-3-6 0-3 1-5 3-7 2-3 6-7 13-13-6-2-10-5-13-9zM189 89c3-3 5-8 5-15 0-5-1-12-4-19s-8-10-14-10-10 2-12 8c-1 2-1 6-1 11 0 7 1 13 5 19 3 6 8 8 13 8 3 0 6-1 8-2z">
          <text:p/>
        </draw:path>
        <draw:path draw:style-name="gr5" draw:text-style-name="P4" draw:layer="layout" svg:width="0.093cm" svg:height="0.117cm" svg:x="1.183cm" svg:y="5.995cm" svg:viewBox="0 0 94 118" svg:d="M60 10c-5-2-11-3-19-3-3 0-6 0-6 1-1 0-2 2-2 4v48c3 0 6 0 6 0 1 0 2 0 3 0 8 0 15-1 20-3 8-4 12-12 12-25 0-11-4-18-14-22zM0 115c6-1 10-2 13-4 2-2 3-7 3-14v-78c0-6-1-10-3-12-3-2-7-3-13-4v-3h47c15 0 27 3 35 9s12 13 12 23c0 13-5 21-14 27-9 5-20 8-33 8-2 0-4 0-7 0s-5 0-7 0v32c0 7 1 11 3 13 2 1 7 2 14 3v3h-50z">
          <text:p/>
        </draw:path>
        <draw:path draw:style-name="gr5" draw:text-style-name="P4" draw:layer="layout" svg:width="0.055cm" svg:height="0.087cm" svg:x="1.287cm" svg:y="6.067cm" svg:viewBox="0 0 56 88" svg:d="M0 43c0-10 3-19 7-28 2-4 4-8 8-11 4-2 8-4 13-4 6 0 10 2 14 4 3 3 6 7 8 11 4 9 6 18 6 28 0 11-2 21-5 30-2 5-5 8-9 11-3 3-8 4-14 4-5 0-10-1-13-4-4-3-7-6-9-11-2-4-3-9-5-14-1-6-1-11-1-16zM44 41c0-3 0-8 0-12s-1-8-2-12-2-7-5-10c-2-2-5-4-9-4-3 0-6 2-8 4-2 3-4 6-5 10s-2 8-2 12 0 9 0 12zM13 44c0 4 0 9 0 13 0 5 1 10 2 14s2 7 4 10c3 3 6 4 9 4 4 0 7-1 10-4 2-3 3-6 4-10s2-9 2-14c0-4 0-9 0-13z">
          <text:p/>
        </draw:path>
        <draw:path draw:style-name="gr5" draw:text-style-name="P4" draw:layer="layout" svg:width="0.071cm" svg:height="0.12cm" svg:x="1.098cm" svg:y="6.252cm" svg:viewBox="0 0 72 121" svg:d="M52 63c-3-5-8-8-15-8-8 0-15 6-18 18-2 6-3 14-3 22 0 6 1 12 4 16 2 4 6 6 12 6s12-4 16-12c4-9 6-18 6-28 0-5 0-10-2-14zM51 56c3 2 5 6 7 11 1-6 1-11 1-13 1-3 1-7 1-13 0-12-1-21-3-27-2-5-5-8-10-8-1 0-2 0-4 1-1 1-2 2-4 4l-2 3c-2 2-4 4-5 4-1 1-2 1-4 1s-4 0-5-2c-2-1-2-3-2-5 0-4 2-7 6-9s8-3 13-3c11 0 19 5 24 16 6 10 8 22 8 37 0 16-3 31-9 44-8 16-19 24-33 24-8 0-15-3-22-10-5-6-8-14-8-23s3-18 10-27c7-8 15-12 24-12 7 0 13 2 17 7z">
          <text:p/>
        </draw:path>
        <draw:path draw:style-name="gr5" draw:text-style-name="P4" draw:layer="layout" svg:width="0.079cm" svg:height="0.126cm" svg:x="1.214cm" svg:y="6.247cm" svg:viewBox="0 0 80 127" svg:d="M0 61c0-13 2-26 8-40 3-6 7-11 12-15s12-6 20-6c7 0 14 2 19 6s9 9 12 15c6 14 9 27 9 40 0 15-3 29-8 43-3 6-7 12-12 16s-12 6-20 7c-9-1-15-3-20-7s-10-10-12-16c-3-7-5-14-7-21-1-8-1-15-1-22zM62 58c0-5 0-10 0-16 0-7-1-12-3-18-1-6-3-10-7-14-3-4-7-6-12-6-6 0-10 2-13 6s-5 8-7 14c-1 6-2 11-3 18 0 6 0 11 0 16zM17 62c0 6 0 12 0 19 1 7 2 13 3 19s4 11 7 16c3 4 7 6 13 6 5 0 10-2 13-6 3-5 5-10 7-16 1-6 2-12 2-19s0-13 0-19z">
          <text:p/>
        </draw:path>
        <draw:polygon draw:style-name="gr5" draw:text-style-name="P4" draw:layer="layout" svg:width="0.817cm" svg:height="0.013cm" svg:x="0.763cm" svg:y="6.194cm" svg:viewBox="0 0 818 14" draw:points="0,0 818,0 818,14 0,14">
          <text:p/>
        </draw:polygon>
        <draw:path draw:style-name="gr5" draw:text-style-name="P4" draw:layer="layout" svg:width="0.053cm" svg:height="0.175cm" svg:x="2.012cm" svg:y="4.19cm" svg:viewBox="0 0 54 176" svg:d="M21 26c8-10 18-19 31-26l2 4c-12 8-20 16-24 25-8 14-12 33-12 57 0 17 1 31 4 42 6 20 16 35 32 45l-3 3c-9-4-18-12-27-23-16-19-24-41-24-65 0-23 7-44 21-62z">
          <text:p/>
        </draw:path>
        <draw:path draw:style-name="gr5" draw:text-style-name="P4" draw:layer="layout" svg:width="0.139cm" svg:height="0.135cm" svg:x="2.075cm" svg:y="4.193cm" svg:viewBox="0 0 140 136" svg:d="M57 0v4c-5 0-8 0-11 1-2 1-3 3-3 6 0 1 0 2 0 3 1 1 2 3 3 5l30 47 30-48c1-1 3-3 3-4 0-2 0-3 0-3 0-3-2-5-5-6-2-1-5-1-10-1v-4h46v4c-4 0-8 2-11 4-5 3-11 10-17 19l-31 47v40c0 8 1 13 3 15 3 2 9 3 18 4v3h-63v-3c9-1 15-2 17-4 3-3 4-8 4-17v-36l-27-40c-9-13-16-22-20-26-3-4-8-6-13-6v-4z">
          <text:p/>
        </draw:path>
        <draw:path draw:style-name="gr5" draw:text-style-name="P4" draw:layer="layout" svg:width="0.052cm" svg:height="0.175cm" svg:x="2.238cm" svg:y="4.19cm" svg:viewBox="0 0 53 176" svg:d="M49 117c-2 9-6 17-11 25-5 9-13 16-22 24-6 5-11 8-15 10l-1-3c10-8 17-16 22-24 9-15 14-34 14-57 0-19-2-35-6-48-7-17-16-31-30-40l2-4c11 6 20 15 30 27 14 18 21 40 21 62 0 10-1 19-4 28z">
          <text:p/>
        </draw:path>
        <draw:path draw:style-name="gr5" draw:text-style-name="P4" draw:layer="layout" svg:width="0.251cm" svg:height="0.185cm" svg:x="1.488cm" svg:y="4.188cm" svg:viewBox="0 0 252 186" svg:d="M1 139c6-1 10-2 12-4s4-6 4-11v-99c0-4-1-7-2-9-1-3-4-4-8-4-1 0-2 0-3 0-1 1-2 1-4 1v-3c9-2 20-6 33-10v1c1 0 1 1 1 3v120c0 6 1 10 3 11 2 2 6 3 12 4v2h-48zM71 61c8-10 19-14 32-14 14 0 24 4 33 13 9 8 13 21 13 35s-4 25-13 35c-8 10-19 15-32 15s-24-5-32-15c-9-9-14-21-14-35 0-13 5-25 13-34zM87 58c-7 6-10 17-10 32 0 12 3 23 8 33 5 11 13 16 22 16 8 0 13-4 17-10 4-7 7-16 7-27 0-12-3-23-8-34-5-10-13-15-22-15-6 0-10 2-14 5zM186 171c6 3 13 4 21 4 11 0 20-2 27-6s11-9 11-14-3-8-9-9c-3-1-10-1-19-2-3 0-5 0-8 0s-5 0-8 0c-1 0-4-1-7-1s-5-1-7-1c-1 0-3 2-7 6-3 4-5 8-5 12 0 5 3 9 11 11zM174 97c-3-5-5-11-5-17 0-9 3-16 9-23 8-7 16-11 28-11 4 0 10 2 16 4s11 3 17 3c1 0 3 0 6 0s5 0 6 0h1v8h-17c1 3 2 5 3 7 1 4 1 9 1 12 0 8-3 15-9 21-6 7-15 10-25 10-2 0-5-1-9-1-2 0-5 1-8 5-3 3-6 6-6 8s4 3 8 4c3 1 7 1 10 1 18 0 29 1 35 3 10 3 15 10 15 20 0 11-6 19-17 26-12 6-24 9-36 9-11 0-20-2-27-7-6-4-9-9-9-14 0-2 0-4 2-7 2-2 5-5 10-10l7-6 1-1c-3-1-5-2-7-3-3-3-4-5-4-8 0-2 1-5 4-8 2-3 7-7 15-14-7-2-12-6-15-11zM217 103c4-3 6-9 6-17 0-6-1-14-4-22-4-8-9-12-17-12-6 0-11 3-13 9-1 4-2 8-2 12 0 10 2 17 6 23 4 7 9 10 15 10 4 0 7-1 9-3z">
          <text:p/>
        </draw:path>
        <draw:path draw:style-name="gr5" draw:text-style-name="P4" draw:layer="layout" svg:width="0.108cm" svg:height="0.135cm" svg:x="1.789cm" svg:y="4.193cm" svg:viewBox="0 0 109 136" svg:d="M70 12c-5-3-13-4-22-4-4 0-6 0-8 1-1 1-2 3-2 6v54c5 0 7 0 8 1 2 0 3 0 4 0 9 0 17-2 22-4 10-5 15-14 15-28 0-13-6-22-17-26zM0 133c8-1 13-3 15-5s3-8 3-16v-90c0-7-1-11-3-14-2-2-7-3-15-4v-4h55c18 0 31 4 40 10 9 7 14 16 14 28 0 14-5 24-15 30-11 6-23 9-39 9-2 0-5 0-8 0s-7 0-9 0v37c0 8 1 13 5 15 2 2 7 3 16 4v3h-59z">
          <text:p/>
        </draw:path>
        <draw:path draw:style-name="gr5" draw:text-style-name="P4" draw:layer="layout" svg:width="0.067cm" svg:height="0.106cm" svg:x="1.915cm" svg:y="4.278cm" svg:viewBox="0 0 68 107" svg:d="M0 52c-1-11 2-22 7-34 2-5 6-9 10-13 4-3 10-5 16-5 7 0 12 2 17 5 4 4 9 8 11 13 5 12 7 23 7 34 0 12-2 25-6 36-3 5-7 10-12 13-4 4-10 6-17 6s-12-2-17-6c-4-3-7-8-10-13-2-6-4-11-5-18-1-6-1-12-1-18zM53 49c0-4-1-9-1-14s-1-10-2-15c-1-4-3-8-6-11-2-4-6-5-11-5-4 0-8 1-10 5-3 3-5 7-6 11-1 5-2 10-2 15-1 5-1 10-1 14zM14 53c0 5 0 10 1 16 0 6 1 11 2 16s3 9 5 13c3 3 7 5 11 5 5 0 9-2 11-5 3-4 5-8 6-13s2-10 2-16 1-11 1-16z">
          <text:p/>
        </draw:path>
        <draw:path draw:style-name="gr3" draw:text-style-name="P3" draw:layer="layout" svg:width="0.104cm" svg:height="0.164cm" svg:x="10.73cm" svg:y="4.204cm" svg:viewBox="0 0 105 165" svg:d="M0 81c0-17 4-35 12-53 4-8 9-15 16-20s15-8 25-8 19 3 26 8 12 12 16 20c7 18 11 36 10 53 1 19-3 38-10 56-3 8-8 15-15 20s-16 8-27 8c-10 0-19-3-26-8-6-5-12-12-16-20-3-9-7-18-8-28-2-9-3-19-3-28zM83 76c0-6 0-13 0-21-1-8-2-15-4-24-2-7-5-13-9-18s-10-7-17-7-12 2-16 7-7 11-9 18c-2 9-3 16-4 24 0 8-1 15-1 21zM23 82c0 8 1 16 1 25 1 9 2 17 4 25 1 8 4 14 8 19 5 6 10 8 17 8 8 0 13-2 18-8 4-5 7-11 8-19 2-8 3-16 4-25 0-9 0-17 0-25z">
          <text:p/>
        </draw:path>
        <draw:path draw:style-name="gr3" draw:text-style-name="P3" draw:layer="layout" svg:width="0.107cm" svg:height="0.104cm" svg:x="10.586cm" svg:y="2.594cm" svg:viewBox="0 0 108 105" svg:d="M50 0v3c-2 0-5 1-7 1-2 1-3 3-3 5 0 1 2 5 6 12 2 3 5 8 8 13 5-6 8-11 10-15 4-5 6-9 6-11 0-1-1-3-3-3-1-1-4-2-6-2v-3h36v3c-4 0-7 1-11 3-3 2-6 4-8 7l-19 28 30 45c4 6 7 10 9 12 3 2 6 3 10 3v4h-47v-4l3-1c2 0 3 0 5-1 1-1 1-2 1-3 0-2-1-5-4-10-1-2-3-6-6-10-1-2-3-5-6-8-2-4-4-7-6-10l-18 29c-4 3-5 5-5 7-1 1-1 2-1 2 0 2 0 3 2 3 1 1 4 1 8 2v4h-34v-4c4-1 7-2 9-3 2-2 4-5 8-9l27-39-23-33c-4-6-7-10-9-11-1-1-5-2-11-3v-3z">
          <text:p/>
        </draw:path>
        <draw:path draw:style-name="gr3" draw:text-style-name="P3" draw:layer="layout" svg:width="0.06cm" svg:height="0.197cm" svg:x="10.709cm" svg:y="2.541cm" svg:viewBox="0 0 61 198" svg:d="M23 29c10-12 22-22 35-29l3 4c-13 9-22 19-27 28-10 16-14 37-14 64 0 20 2 36 5 49 6 22 18 39 36 50l-3 3c-10-4-21-13-31-26-18-21-27-46-27-73s8-50 23-70z">
          <text:p/>
        </draw:path>
        <draw:path draw:style-name="gr3" draw:text-style-name="P3" draw:layer="layout" svg:width="0.105cm" svg:height="0.164cm" svg:x="10.787cm" svg:y="2.536cm" svg:viewBox="0 0 106 165" svg:d="M0 81c0-18 4-36 11-53 4-8 10-15 16-20 7-5 15-8 26-8s19 3 26 8 12 12 16 20c7 17 11 35 11 53 0 19-4 38-10 56-4 8-9 15-16 20s-16 8-27 8-20-3-26-8c-7-5-12-12-16-20-4-9-7-18-8-28-2-9-3-19-3-28zM83 77c0-7 0-15 0-23-1-8-2-15-4-23-1-7-4-13-9-18-4-5-9-7-17-7-7 0-13 2-17 7s-7 11-9 18c-2 8-3 15-3 23-1 8-1 16-1 23zM23 82c0 8 0 16 1 25 0 9 1 17 3 25s5 14 9 20c4 5 9 7 17 7s14-2 18-7c4-6 7-12 9-20s3-16 3-25 0-17 0-25z">
          <text:p/>
        </draw:path>
        <draw:path draw:style-name="gr3" draw:text-style-name="P3" draw:layer="layout" svg:width="0.059cm" svg:height="0.197cm" svg:x="10.911cm" svg:y="2.541cm" svg:viewBox="0 0 60 198" svg:d="M56 132c-3 10-7 20-13 29s-14 18-25 26c-6 5-12 9-16 11l-2-3c11-9 21-18 26-27 10-17 14-38 14-65 0-21-2-40-6-54-6-19-18-34-34-45l3-4c11 6 24 16 34 30 16 21 23 44 23 70 0 11-1 22-4 32z">
          <text:p/>
        </draw:path>
        <draw:path draw:style-name="gr3" draw:text-style-name="P3" draw:layer="layout" svg:width="0.084cm" svg:height="0.158cm" svg:x="10.6cm" svg:y="0.947cm" svg:viewBox="0 0 85 159" svg:d="M0 156c8-1 13-2 16-5 2-2 3-8 3-16v-73h-19v-7h19c0-13 2-23 5-32 7-15 18-23 34-23 7 0 14 1 19 4 5 2 8 6 8 10 0 3-1 5-3 7s-4 3-6 3-4-1-6-2c-1-1-3-4-7-7l-1-3c-2-1-3-3-4-4-2-1-4-2-6-2-6 0-10 3-12 9-1 3-2 7-2 12v28h30v7h-29v73c0 8 1 14 3 16s8 4 18 5v3h-60z">
          <text:p/>
        </draw:path>
        <draw:path draw:style-name="gr3" draw:text-style-name="P3" draw:layer="layout" svg:width="0.06cm" svg:height="0.198cm" svg:x="10.711cm" svg:y="0.948cm" svg:viewBox="0 0 61 199" svg:d="M23 30c10-12 22-22 36-30l2 4c-12 10-22 19-27 28-9 16-14 37-14 64 0 20 2 37 5 49 6 23 19 39 36 50l-3 4c-10-4-21-13-31-26-18-22-27-46-27-73s8-51 23-70z">
          <text:p/>
        </draw:path>
        <draw:path draw:style-name="gr3" draw:text-style-name="P3" draw:layer="layout" svg:width="0.107cm" svg:height="0.104cm" svg:x="10.781cm" svg:y="1.001cm" svg:viewBox="0 0 108 105" svg:d="M51 0v3c-3 0-5 1-8 1-2 1-3 3-3 5 0 1 2 5 7 12 2 3 4 8 8 13 4-6 7-11 10-15 3-5 5-9 5-11s-1-3-2-4c-2 0-4-1-7-1v-3h36v3c-3 0-7 1-10 3-4 2-6 4-8 7l-20 28 30 46c4 6 7 10 10 12s6 2 9 3v3h-46v-3l3-1c2 0 3 0 4-1s2-2 2-4c0-1-2-4-4-9-2-2-4-6-7-10-1-2-3-5-5-8-3-4-5-7-7-10l-19 29c-2 3-3 5-4 7 0 1-1 2-1 2 0 2 1 3 2 3 1 1 4 1 8 2v3h-34v-3c4-1 7-2 9-4 2-1 5-4 8-8l26-39-21-34c-5-6-8-10-9-11-2-1-6-2-11-3v-3z">
          <text:p/>
        </draw:path>
        <draw:path draw:style-name="gr3" draw:text-style-name="P3" draw:layer="layout" svg:width="0.06cm" svg:height="0.198cm" svg:x="10.9cm" svg:y="0.948cm" svg:viewBox="0 0 61 199" svg:d="M56 133c-3 10-7 19-13 28-6 10-15 18-25 27-6 5-12 9-16 11l-2-4c11-8 20-17 25-27 11-16 15-37 15-64 0-23-2-41-6-54-7-20-18-35-34-46l3-4c12 7 23 17 34 30 16 21 24 44 24 71 0 11-2 22-5 32z">
          <text:p/>
        </draw:path>
        <draw:path draw:style-name="gr7" draw:text-style-name="P5" draw:layer="layout" svg:width="0.071cm" svg:height="0.12cm" svg:x="10.066cm" svg:y="1.633cm" svg:viewBox="0 0 72 121" svg:d="M52 62c-3-6-8-9-15-9-9 0-16 6-19 19-2 7-3 15-3 23 0 6 1 11 4 16 2 4 6 6 11 6 8 0 14-4 18-13 4-8 6-17 6-27 0-7-1-11-2-15zM51 54c3 3 5 7 6 12 2-7 2-11 2-13 1-3 1-7 1-12 0-13-1-22-3-27s-5-8-10-8c-1 0-2 0-4 1-1 0-2 2-4 3l-2 4c-2 2-4 3-6 4-1 1-2 1-4 1s-4 0-5-2c-2-1-2-3-2-5 0-4 2-7 6-9 3-2 9-3 14-3 11 0 19 5 24 15 5 11 8 23 8 36 0 17-3 32-9 45-8 17-19 25-34 25-9 0-16-4-21-10s-8-14-8-23c0-10 3-20 10-28 6-8 14-13 24-13 7 0 13 3 17 7z">
          <text:p/>
        </draw:path>
        <draw:path draw:style-name="gr7" draw:text-style-name="P5" draw:layer="layout" svg:width="0.064cm" svg:height="0.121cm" svg:x="10.176cm" svg:y="1.631cm" svg:viewBox="0 0 65 122" svg:d="M0 119c6 0 10-1 12-3s3-6 3-14v-55h-15v-6h15c0-9 1-17 3-23 6-12 15-18 27-18 5 0 10 1 14 3s6 4 6 8c0 2-1 3-2 5-1 1-3 2-5 2s-3 0-4-1c-2-1-3-3-5-6l-1-2c-1-1-2-2-3-3s-3-1-5-1c-4 0-7 2-9 6 0 3-1 6-1 9v21h22v6h-22v55c0 8 1 12 3 14 2 1 6 3 14 3v3h-47z">
          <text:p/>
        </draw:path>
        <draw:path draw:style-name="gr7" draw:text-style-name="P5" draw:layer="layout" svg:width="0.071cm" svg:height="0.119cm" svg:x="10.066cm" svg:y="1.892cm" svg:viewBox="0 0 72 120" svg:d="M52 63c-3-6-8-9-15-9-9 0-16 6-19 18-2 7-3 14-3 23 0 6 1 11 4 15 2 5 6 7 11 7 8 0 14-4 18-13 4-8 6-17 6-27 0-6-1-10-2-14zM51 55c3 3 5 7 6 11 2-6 2-10 2-12 1-5 1-9 1-13 0-13-1-22-3-27-2-6-5-8-10-8-1 0-2 0-4 1-1 0-2 1-4 3l-2 3c-2 3-4 4-6 5-1 1-2 1-4 1s-4-1-5-2c-2-1-2-3-2-5 0-4 2-7 6-9 3-2 9-3 14-3 11 0 19 5 24 15s8 22 8 37c0 16-3 31-9 44-8 16-19 24-34 24-9 0-16-3-21-9s-8-14-8-23c0-10 3-19 10-27 6-9 14-14 24-14 7 0 13 2 17 8z">
          <text:p/>
        </draw:path>
        <draw:path draw:style-name="gr7" draw:text-style-name="P5" draw:layer="layout" svg:width="0.082cm" svg:height="0.079cm" svg:x="10.175cm" svg:y="1.931cm" svg:viewBox="0 0 83 80" svg:d="M38 0v2c-2 0-4 1-5 1-2 1-3 2-3 4 0 1 2 4 5 9 2 2 4 6 6 10 3-5 6-9 8-11 3-5 4-7 4-9 0-1-1-2-2-3-1 0-3-1-5-1v-2h28v2c-3 0-6 1-8 3-3 1-5 3-7 5l-14 21 23 36c2 4 5 7 7 9 2 1 4 2 8 2v2h-37v-2h3c1 0 2-1 3-2 1 0 2-1 2-2s-2-4-4-7c-1-2-2-5-4-8-1-1-3-4-5-6-2-4-3-7-5-8l-14 22c-1 3-2 5-3 5 0 1 0 2 0 3s0 1 1 2c1 0 3 0 6 1v2h-26v-2c3-1 6-2 7-3 2-1 4-3 6-6l20-31-16-25c-4-5-6-8-7-9s-4-1-9-2v-2z">
          <text:p/>
        </draw:path>
        <draw:polygon draw:style-name="gr7" draw:text-style-name="P5" draw:layer="layout" svg:width="0.231cm" svg:height="0.014cm" svg:x="10.017cm" svg:y="1.833cm" svg:viewBox="0 0 232 15" draw:points="0,0 232,0 232,15 0,15">
          <text:p/>
        </draw:polygon>
        <draw:path draw:style-name="gr7" draw:text-style-name="P5" draw:layer="layout" svg:width="0.071cm" svg:height="0.12cm" svg:x="10.08cm" svg:y="3.212cm" svg:viewBox="0 0 72 121" svg:d="M51 64c-3-6-7-9-14-9-9 0-15 6-20 18-2 7-3 14-3 22 0 7 2 12 5 16s7 6 12 6c7 0 13-4 17-12s6-18 6-28c0-5-1-10-3-13zM51 56c2 2 4 6 6 11 1-6 2-10 2-12 0-4 1-8 1-13 0-13-1-22-3-28-2-5-5-8-10-8-1 0-3 1-4 1-1 1-3 2-4 4l-3 3c-2 2-3 4-4 5-1 0-3 1-4 1-3 0-5-1-6-2-1-2-2-3-2-5 0-4 2-7 6-10 4-2 9-3 14-3 11 0 19 5 24 16 5 10 8 22 8 37 0 16-3 31-10 44-7 16-18 24-32 24-9 0-17-3-22-9-6-7-8-14-8-24 0-9 3-18 9-27 7-8 15-12 25-12 7 0 13 2 17 7z">
          <text:p/>
        </draw:path>
        <draw:path draw:style-name="gr7" draw:text-style-name="P5" draw:layer="layout" svg:width="0.082cm" svg:height="0.079cm" svg:x="10.189cm" svg:y="3.252cm" svg:viewBox="0 0 83 80" svg:d="M38 0v2c-2 0-4 0-6 1-1 0-2 2-2 3s2 4 5 10c1 2 3 5 6 9 3-4 6-8 7-11 3-4 5-7 5-8s-1-2-2-3c-1 0-3-1-5-1v-2h28v2c-2 0-5 1-9 2-2 2-4 4-6 6l-15 21 24 35c3 4 6 7 8 9s4 2 7 3v2h-37v-2l2-1c2 0 3 0 4-1 1 0 1-1 1-3 0-1-1-4-3-8-1-1-3-4-5-7-1-2-2-4-4-7-2-2-4-5-5-7l-14 22c-2 3-3 4-3 5s-1 2-1 2c0 2 1 3 2 3 1 1 2 1 5 2v2h-25v-2c3-1 5-2 7-3 1-2 3-4 6-8l20-29-17-25c-3-5-5-8-7-9-1-1-4-2-8-2v-2z">
          <text:p/>
        </draw:path>
        <draw:path draw:style-name="gr7" draw:text-style-name="P5" draw:layer="layout" svg:width="0.071cm" svg:height="0.12cm" svg:x="10.08cm" svg:y="3.457cm" svg:viewBox="0 0 72 121" svg:d="M51 64c-3-6-7-9-14-9-9 0-15 6-20 18-2 7-3 14-3 22 0 7 2 12 5 16s7 6 12 6c7 0 13-4 17-12s6-17 6-28c0-5-1-10-3-13zM51 56c2 3 4 6 6 11 1-6 2-10 2-12 0-4 1-8 1-12 0-14-1-23-3-28-2-6-5-9-10-9-1 0-3 1-4 1-1 1-3 2-4 4l-3 3c-2 2-3 4-4 5-1 0-3 1-4 1-3 0-5-1-6-2-1-2-2-3-2-5 0-4 2-7 6-10 4-2 9-3 14-3 11 0 19 5 24 16 5 10 8 23 8 37 0 16-3 31-10 44-7 16-18 24-32 24-9 0-17-3-22-9-6-7-8-14-8-23 0-10 3-19 9-28 7-8 15-12 25-12 7 0 13 2 17 7z">
          <text:p/>
        </draw:path>
        <draw:path draw:style-name="gr7" draw:text-style-name="P5" draw:layer="layout" svg:width="0.08cm" svg:height="0.126cm" svg:x="10.195cm" svg:y="3.452cm" svg:viewBox="0 0 81 127" svg:d="M0 61c0-13 3-26 9-39 3-7 7-12 12-16s11-6 20-6c8 0 14 2 20 6 5 4 9 9 12 16 5 13 8 26 8 39 0 15-3 31-8 44-2 6-6 12-12 16-5 4-12 6-20 6-9 0-16-2-21-6s-9-10-12-16-5-13-6-22c-1-7-2-15-2-22zM64 58c0-5 0-10 0-16-1-6-2-12-3-18-2-5-4-10-7-14-3-3-7-5-13-5-5 0-10 2-13 5-4 4-6 9-7 14-2 6-3 12-3 18-1 6-1 11-1 16zM17 62c0 6 0 13 1 19 0 8 1 15 2 21 2 6 4 11 7 14 3 4 9 6 14 6 6 0 10-2 13-6 4-3 6-8 7-14s2-13 3-21c0-6 0-13 0-19z">
          <text:p/>
        </draw:path>
        <draw:polygon draw:style-name="gr7" draw:text-style-name="P5" draw:layer="layout" svg:width="0.245cm" svg:height="0.014cm" svg:x="10.03cm" svg:y="3.399cm" svg:viewBox="0 0 246 15" draw:points="0,0 246,0 246,15 0,15">
          <text:p/>
        </draw:polygon>
        <draw:path draw:style-name="gr3" draw:text-style-name="P3" draw:layer="layout" svg:width="0.104cm" svg:height="0.164cm" svg:x="6.808cm" svg:y="5.799cm" svg:viewBox="0 0 105 165" svg:d="M0 81c0-17 3-35 11-53 4-8 9-15 16-20 6-6 15-8 25-8s19 2 26 8c7 5 13 12 16 20 8 18 11 36 11 53 0 19-3 38-10 56-3 8-9 15-17 20-6 5-15 8-26 8s-19-3-26-8-12-12-16-20c-4-9-6-18-8-28-1-10-2-19-2-28zM83 76c0-6 0-13-2-21 0-8-1-16-3-24-2-7-5-13-9-18s-10-7-17-7-12 2-16 7-7 11-9 18c-2 8-4 16-4 24-1 8-1 15-1 21zM22 82c0 8 0 16 1 25 0 9 2 17 3 25 2 8 5 14 9 19 4 6 10 8 17 8s13-2 17-8c4-5 7-11 9-19s3-16 3-25c2-9 2-17 2-25z">
          <text:p/>
        </draw:path>
        <draw:path draw:style-name="gr3" draw:text-style-name="P3" draw:layer="layout" svg:width="0.084cm" svg:height="0.158cm" svg:x="6.678cm" svg:y="0.908cm" svg:viewBox="0 0 85 159" svg:d="M0 156c8-1 13-2 15-5 4-2 5-8 5-16v-73h-20v-7h20c0-13 2-23 5-32 6-15 18-23 34-23 7 0 13 1 18 4 5 2 8 6 8 10 0 3-1 5-3 7s-4 3-7 3c-2 0-4-1-5-2-2-1-4-4-6-7l-2-3c-1-1-2-3-4-4-1-1-3-2-6-2-5 0-9 3-11 9-1 3-2 7-2 12v28h29v7h-29v73c0 8 2 14 4 16s8 4 18 5v3h-61z">
          <text:p/>
        </draw:path>
        <draw:path draw:style-name="gr3" draw:text-style-name="P3" draw:layer="layout" svg:width="0.059cm" svg:height="0.198cm" svg:x="6.789cm" svg:y="0.909cm" svg:viewBox="0 0 60 199" svg:d="M23 30c11-12 22-22 35-30l2 4c-12 10-20 19-26 28-10 16-14 37-14 64 0 20 1 37 5 49 7 23 19 39 35 50l-3 4c-9-4-19-13-31-26-17-22-26-46-26-73s7-51 23-70z">
          <text:p/>
        </draw:path>
        <draw:path draw:style-name="gr3" draw:text-style-name="P3" draw:layer="layout" svg:width="0.091cm" svg:height="0.104cm" svg:x="6.861cm" svg:y="0.962cm" svg:viewBox="0 0 92 105" svg:d="M89 0v3l-64 95h32c12 0 19-2 22-5 3-2 6-9 9-20l4 1-4 31h-88v-3l63-95h-32c-8 0-13 1-16 4-2 3-4 8-5 16h-4l1-27z">
          <text:p/>
        </draw:path>
        <draw:path draw:style-name="gr3" draw:text-style-name="P3" draw:layer="layout" svg:width="0.059cm" svg:height="0.198cm" svg:x="6.964cm" svg:y="0.909cm" svg:viewBox="0 0 60 199" svg:d="M56 133c-3 10-7 19-13 28-6 10-15 18-25 27-6 5-12 9-16 11l-2-4c11-8 20-17 25-27 11-16 15-37 15-64 0-23-2-41-6-54-7-20-18-35-34-46l3-4c11 7 23 17 34 30 16 21 23 44 23 71 0 11-1 22-4 32z">
          <text:p/>
        </draw:path>
        <draw:path draw:style-name="gr7" draw:text-style-name="P5" draw:layer="layout" svg:width="0.071cm" svg:height="0.12cm" svg:x="6.144cm" svg:y="1.539cm" svg:viewBox="0 0 72 121" svg:d="M51 64c-2-6-7-9-14-9-9 0-16 6-20 18-2 7-3 14-3 22 0 7 2 12 4 16 3 4 7 7 13 7 7 0 13-5 17-13s6-17 6-28c0-5-1-10-3-13zM51 56c2 3 4 6 6 11 1-6 2-10 2-12 0-4 1-8 1-12 0-13-1-22-3-27-2-6-5-10-10-10-1 0-3 2-4 2-1 1-3 2-4 4l-3 3c-2 2-3 4-4 5-1 0-2 1-4 1-4 0-5-1-7-2-1-2-2-3-2-5 0-4 2-8 6-10 5-3 10-4 15-4 11 0 19 6 24 17 5 10 8 22 8 36 0 16-3 31-10 44-7 16-18 24-32 24-10 0-17-3-22-9-6-7-8-14-8-23 0-10 3-19 9-28 7-8 14-12 25-12 7 0 13 2 17 7z">
          <text:p/>
        </draw:path>
        <draw:path draw:style-name="gr7" draw:text-style-name="P5" draw:layer="layout" svg:width="0.065cm" svg:height="0.121cm" svg:x="6.253cm" svg:y="1.537cm" svg:viewBox="0 0 66 122" svg:d="M0 120c7-1 12-2 13-4 2-2 3-6 3-12v-56h-15v-7h15c0-9 2-16 4-23 5-12 13-18 26-18 5 0 10 1 14 3s6 5 6 8c0 2-1 4-2 6-2 1-3 2-5 2s-3-1-5-2c-1-1-2-3-4-5l-1-2c-1-2-2-3-3-3-1-1-3-2-5-2-4 0-7 3-9 7-1 2-1 5-1 9v20h22v7h-22v56c0 6 1 10 3 12 1 2 6 3 13 4v2h-47z">
          <text:p/>
        </draw:path>
        <draw:path draw:style-name="gr7" draw:text-style-name="P5" draw:layer="layout" svg:width="0.071cm" svg:height="0.12cm" svg:x="6.144cm" svg:y="1.798cm" svg:viewBox="0 0 72 121" svg:d="M51 62c-2-5-7-8-14-8-9 0-16 6-20 18-2 6-3 14-3 22 0 6 2 13 4 17 3 4 7 6 13 6 7 0 13-4 17-13s6-18 6-28c0-5-1-10-3-14zM51 55c2 2 4 6 6 11 1-6 2-10 2-13s1-7 1-12c0-12-1-21-3-27-2-5-5-8-10-8-1 0-3 0-4 1s-3 2-4 4l-3 3c-2 2-3 4-4 4-1 1-2 1-4 1-4 0-5 0-7-2-1-1-2-3-2-5 0-4 2-7 6-9 5-2 10-3 15-3 11 0 19 5 24 16 5 10 8 22 8 36 0 16-3 31-10 44-7 17-18 25-32 25-10 0-17-3-22-10-6-7-8-15-8-24s3-18 9-27c7-8 14-12 25-12 7 0 13 2 17 7z">
          <text:p/>
        </draw:path>
        <draw:path draw:style-name="gr7" draw:text-style-name="P5" draw:layer="layout" svg:width="0.07cm" svg:height="0.08cm" svg:x="6.254cm" svg:y="1.837cm" svg:viewBox="0 0 71 81" svg:d="M69 0v2l-49 73h25c9 0 14-1 16-3s5-7 7-16l3 1-3 24h-68v-2l49-73h-24c-7 0-11 1-13 3s-3 6-4 12h-3l1-21z">
          <text:p/>
        </draw:path>
        <draw:polygon draw:style-name="gr7" draw:text-style-name="P5" draw:layer="layout" svg:width="0.232cm" svg:height="0.013cm" svg:x="6.094cm" svg:y="1.74cm" svg:viewBox="0 0 233 14" draw:points="0,0 233,0 233,14 0,14">
          <text:p/>
        </draw:polygon>
        <draw:path draw:style-name="gr3" draw:text-style-name="P3" draw:layer="layout" svg:width="0.06cm" svg:height="0.198cm" svg:x="6.834cm" svg:y="4.136cm" svg:viewBox="0 0 61 199" svg:d="M24 31c9-14 22-23 35-31l2 4c-12 10-22 20-27 29-9 16-14 37-14 64 0 19 2 35 5 48 7 23 19 39 36 50l-3 4c-9-4-20-13-31-26-18-22-27-46-27-73s8-50 24-69z">
          <text:p/>
        </draw:path>
        <draw:path draw:style-name="gr3" draw:text-style-name="P3" draw:layer="layout" svg:width="0.137cm" svg:height="0.153cm" svg:x="6.902cm" svg:y="4.14cm" svg:viewBox="0 0 138 154" svg:d="M0 151l103-143h-54c-13 0-23 4-28 10-4 4-6 11-8 21h-6l4-39h122v2l-100 143h59c14 0 24-3 30-10 4-4 7-11 10-22h6l-6 41h-132z">
          <text:p/>
        </draw:path>
        <draw:path draw:style-name="gr3" draw:text-style-name="P3" draw:layer="layout" svg:width="0.06cm" svg:height="0.198cm" svg:x="7.062cm" svg:y="4.136cm" svg:viewBox="0 0 61 199" svg:d="M57 133c-3 10-9 19-14 28-6 10-14 18-24 27-7 5-12 9-17 11l-2-4c12-9 20-18 26-27 9-16 14-38 14-64 0-22-2-40-7-53-6-20-17-36-33-47l3-4c12 7 23 17 33 31 17 21 25 44 25 70 0 11-2 22-4 32z">
          <text:p/>
        </draw:path>
        <draw:path draw:style-name="gr3" draw:text-style-name="P3" draw:layer="layout" svg:width="0.121cm" svg:height="0.153cm" svg:x="6.582cm" svg:y="4.14cm" svg:viewBox="0 0 122 154" svg:d="M79 13c-7-3-15-5-25-5-5 0-8 1-9 2s-2 3-2 6v61c4 1 7 1 8 1 2 0 3 0 4 0 11 0 19-1 25-5 11-6 17-16 17-31s-6-24-18-29zM0 150c8-1 14-3 16-6 2-2 3-8 3-18v-101c0-8-1-14-3-16-3-3-8-4-16-5v-4h62c19 0 34 3 45 11 10 8 15 18 15 30 0 16-6 27-17 35-12 7-26 11-43 11-3 0-6 0-10 0s-7 0-9 0v42c0 8 2 14 4 16 3 2 9 4 18 5v4h-65z">
          <text:p/>
        </draw:path>
        <draw:path draw:style-name="gr3" draw:text-style-name="P3" draw:layer="layout" svg:width="0.073cm" svg:height="0.116cm" svg:x="6.723cm" svg:y="4.219cm" svg:viewBox="0 0 74 117" svg:d="M0 57c-1-12 2-25 7-37 3-6 7-10 13-14 4-4 10-6 17-6 8 0 14 2 19 6 4 4 8 8 11 14 5 12 7 25 7 37 0 15-2 28-7 40-2 6-6 11-11 15-5 3-11 5-19 5-7 0-13-2-18-5-6-4-9-9-12-15s-5-12-6-19-1-15-1-21zM58 54c0-5 0-10 0-15 0-6-1-11-2-17-2-5-4-9-7-12-3-4-7-6-12-6-4 0-8 2-11 6-3 3-5 7-7 12-1 6-2 11-2 17-1 5-1 10-1 15zM16 58c0 5 0 12 1 18 0 7 1 12 2 18 2 5 4 10 6 14 3 3 7 5 12 5s10-2 13-5c3-4 5-9 6-14 1-6 2-11 2-18 0-6 0-13 0-18z">
          <text:p/>
        </draw:path>
        <draw:path draw:style-name="gr5" draw:text-style-name="P4" draw:layer="layout" svg:width="0.071cm" svg:height="0.12cm" svg:x="5.899cm" svg:y="4.902cm" svg:viewBox="0 0 72 121" svg:d="M50 63c-3-6-7-9-14-9-9 0-15 6-19 18-2 7-3 14-3 24 0 6 2 11 4 15 3 4 7 7 12 7 7 0 13-5 17-13s6-18 6-28c0-6-1-11-3-14zM50 55c2 3 4 6 6 11 1-6 2-10 2-12 0-4 1-8 1-12 0-13-1-22-3-27-2-6-5-8-10-8-1 0-3 0-4 0-1 1-3 2-4 4l-3 3c-2 3-3 4-4 5s-3 1-4 1c-3 0-5-1-6-2s-2-3-2-5c0-4 2-7 6-9s9-4 14-4c11 0 19 6 25 16 5 10 8 22 8 36 0 16-3 31-11 45-7 16-18 24-32 24-9 0-16-3-21-9-6-6-8-14-8-24s3-19 9-27c7-9 14-13 24-13 7 0 13 2 17 7z">
          <text:p/>
        </draw:path>
        <draw:path draw:style-name="gr5" draw:text-style-name="P4" draw:layer="layout" svg:width="0.046cm" svg:height="0.151cm" svg:x="6.19cm" svg:y="4.902cm" svg:viewBox="0 0 47 152" svg:d="M18 22c8-9 17-17 27-22l2 2c-9 8-17 15-21 22-7 12-10 28-10 49 0 15 1 27 4 37 4 17 13 30 27 39l-2 3c-7-4-16-10-24-21-14-17-21-35-21-56 0-20 6-38 18-53z">
          <text:p/>
        </draw:path>
        <draw:path draw:style-name="gr5" draw:text-style-name="P4" draw:layer="layout" svg:width="0.105cm" svg:height="0.117cm" svg:x="6.242cm" svg:y="4.904cm" svg:viewBox="0 0 106 118" svg:d="M0 116l79-109h-41c-10 0-18 2-23 8-2 3-4 8-6 15h-4l3-30h95v2l-77 109h45c11 0 18-2 23-7 3-3 5-9 8-17h4l-4 31h-102z">
          <text:p/>
        </draw:path>
        <draw:path draw:style-name="gr5" draw:text-style-name="P4" draw:layer="layout" svg:width="0.046cm" svg:height="0.151cm" svg:x="6.368cm" svg:y="4.902cm" svg:viewBox="0 0 47 152" svg:d="M44 100c-3 8-6 15-11 22s-11 15-19 21c-5 4-9 7-12 9l-2-3c9-7 16-14 20-22 7-12 11-29 11-49 0-17-2-30-5-41-5-14-14-26-26-35l2-2c10 5 18 12 26 23 13 15 19 33 19 53 0 8-1 16-3 24z">
          <text:p/>
        </draw:path>
        <draw:path draw:style-name="gr5" draw:text-style-name="P4" draw:layer="layout" svg:width="0.093cm" svg:height="0.117cm" svg:x="6.002cm" svg:y="4.904cm" svg:viewBox="0 0 94 118" svg:d="M60 10c-5-2-12-3-19-3-4 0-6 0-7 1-1 0-1 2-1 5v46c3 0 5 0 6 0s2 0 3 0c8 0 14-1 19-3 9-4 14-12 14-24 0-11-5-18-15-22zM0 115c7-1 11-2 13-4 1-2 2-7 2-14v-78c0-6-1-10-3-12s-6-3-12-4v-3h47c15 0 27 3 35 9s12 13 12 23c0 12-4 21-13 26s-21 8-34 8c-2 0-5 0-8 0s-5 0-6 0v33c0 7 1 11 3 13 2 1 6 2 13 3v3h-49z">
          <text:p/>
        </draw:path>
        <draw:path draw:style-name="gr5" draw:text-style-name="P4" draw:layer="layout" svg:width="0.055cm" svg:height="0.087cm" svg:x="6.115cm" svg:y="4.963cm" svg:viewBox="0 0 56 88" svg:d="M0 43c-1-10 1-19 6-29 2-4 5-7 9-10 3-3 8-4 13-4s10 1 14 4c3 3 6 6 8 10 4 10 6 19 6 29s-2 20-6 30c-1 4-4 8-8 10-4 3-8 5-14 5s-10-2-14-5c-3-2-6-6-8-10-3-5-5-10-5-15-1-5-1-10-1-15zM44 41c0-4 0-8 0-13-1-4-1-8-2-12s-3-7-5-9c-2-3-5-4-9-4s-6 1-9 4c-2 2-3 5-4 9s-2 8-2 12c-1 5-1 9-1 13zM12 44c0 4 0 8 1 13 0 5 1 9 2 13s2 8 4 10c2 3 5 5 9 5s7-2 9-5c2-2 4-6 5-10s1-8 2-13c0-5 0-9 0-13z">
          <text:p/>
        </draw:path>
        <draw:path draw:style-name="gr5" draw:text-style-name="P4" draw:layer="layout" svg:width="0.071cm" svg:height="0.119cm" svg:x="6.062cm" svg:y="5.148cm" svg:viewBox="0 0 72 120" svg:d="M52 62c-3-6-8-9-16-9s-15 6-18 18c-2 7-3 14-3 24 0 6 1 11 4 15 2 5 6 7 11 7 7 0 14-4 18-13 4-8 6-18 6-28 0-6-1-10-2-14zM51 54c3 3 5 7 6 11 2-6 2-10 2-12 1-4 1-8 1-12 0-13-1-22-3-27-2-6-5-8-10-8-1 0-2 0-4 1-1 0-2 1-5 3l-2 3c-2 3-4 4-5 5s-2 1-4 1-4-1-5-2c-2-1-2-3-2-5 0-4 2-7 6-9 3-2 8-3 14-3 11 0 19 5 24 15s8 22 8 36c0 16-3 31-9 45-8 16-19 24-34 24-9 0-16-3-21-9s-8-14-8-23c0-11 3-20 10-28 6-9 14-13 23-13 8 0 14 2 18 7z">
          <text:p/>
        </draw:path>
        <draw:path draw:style-name="gr5" draw:text-style-name="P4" draw:layer="layout" svg:width="0.079cm" svg:height="0.126cm" svg:x="6.178cm" svg:y="5.142cm" svg:viewBox="0 0 80 127" svg:d="M0 61c-1-13 2-26 8-39 3-6 7-12 12-16 5-3 13-5 20-6 8 1 15 3 20 6 5 4 9 10 12 16 6 13 8 26 8 39 0 16-2 30-7 43-3 8-7 13-12 17-6 4-12 6-21 6-8 0-15-2-20-6-6-4-10-9-13-17-3-6-5-13-6-21-1-7-1-14-1-22zM63 58c0-4 0-10 0-16s-1-12-3-18c-1-5-3-10-7-14-3-3-7-5-13-5-5 0-9 2-12 5-4 4-6 9-8 14-1 6-2 12-3 18 0 6 0 12 0 16zM17 63c0 6 0 12 0 19 1 6 1 13 3 19 1 7 3 12 8 16 3 4 7 6 12 6 6 0 10-2 14-6 3-4 5-9 6-16 2-6 3-13 3-19 0-7 0-13 0-19z">
          <text:p/>
        </draw:path>
        <draw:polygon draw:style-name="gr5" draw:text-style-name="P4" draw:layer="layout" svg:width="0.559cm" svg:height="0.014cm" svg:x="5.849cm" svg:y="5.089cm" svg:viewBox="0 0 560 15" draw:points="0,0 560,0 560,15 0,15">
          <text:p/>
        </draw:polygon>
        <draw:path draw:style-name="gr3" draw:text-style-name="P3" draw:layer="layout" svg:width="0.091cm" svg:height="0.104cm" svg:x="6.815cm" svg:y="2.582cm" svg:viewBox="0 0 92 105" svg:d="M89 0v3l-63 95h32c11 0 18-1 21-4s6-10 9-22l4 1-3 32h-89v-3l63-95h-30c-8 0-14 2-16 4-4 3-5 9-6 17h-4v-28z">
          <text:p/>
        </draw:path>
        <draw:path draw:style-name="gr3" draw:text-style-name="P3" draw:layer="layout" svg:width="0.103cm" svg:height="0.157cm" svg:x="4.016cm" svg:y="5.155cm" svg:viewBox="0 0 104 158" svg:d="M28 141c7 3 15 4 24 4 13 0 24-2 32-7 7-4 11-9 11-16 0-5-3-9-9-11-4-1-11-1-23-2-3 0-6 0-9 0s-6 0-9 0c-1 0-4-1-8-1-3-1-6-1-8-1-1 0-3 2-7 8-3 4-5 9-5 13 0 6 4 11 11 13zM16 56c-4-6-6-12-6-20s3-17 10-25 17-11 30-11c6 0 12 1 18 3 8 3 14 4 21 4 1 0 3 0 7 0 3 0 5 0 7 0h1v9h-20c2 3 3 6 4 8 1 5 2 9 2 13 0 8-4 16-11 23-7 8-18 11-30 11-2 0-5 0-10-1-2 0-5 2-9 6-3 4-5 7-5 9s3 4 8 5c3 1 7 1 11 1 20 0 34 1 41 4 11 3 17 11 17 23s-7 22-20 29c-14 7-28 11-41 11s-23-3-30-8-11-10-11-16c0-2 1-5 3-8 2-2 6-6 12-11l7-8 1-1c-3-2-6-3-7-4-3-3-5-5-5-8s1-6 4-10c3-3 8-8 17-16-7-2-13-6-16-12zM64 62c4-3 7-9 7-18 0-8-1-16-6-25-4-9-10-13-18-13s-13 3-16 10c-1 4-2 9-2 14 0 9 2 18 7 25 4 7 10 11 17 11 4 0 8-1 11-4z">
          <text:p/>
        </draw:path>
        <draw:path draw:style-name="gr3" draw:text-style-name="P3" draw:layer="layout" svg:width="0.08cm" svg:height="0.092cm" svg:x="6.835cm" svg:y="2.261cm" svg:viewBox="0 0 81 93" svg:d="M78 0v2l-55 84h28c10 0 16-1 19-4 2-2 5-9 7-19l4 1-3 29h-78v-3l55-84h-26c-7 0-12 1-14 4-4 2-5 7-6 14h-3v-24z">
          <text:p/>
        </draw:path>
        <draw:path draw:style-name="gr3" draw:text-style-name="P3" draw:layer="layout" svg:width="0.094cm" svg:height="0.136cm" svg:x="3.067cm" svg:y="2.276cm" svg:viewBox="0 0 95 137" svg:d="M0 0h43v3c-3 0-7 1-9 1-3 1-4 3-4 5 0 1 0 2 0 3 1 1 1 2 2 4l25 52 18-52c0-1 1-2 1-4 1-2 1-3 1-3 0-2-1-3-2-4s-3-1-5-2h-3v-3h28v3c-3 1-5 1-6 3-2 2-3 4-4 6l-31 84c-6 15-11 25-17 32-5 6-11 9-19 9-4 0-7-1-10-2-4-2-5-5-5-9 0-3 1-5 3-7 2-1 4-2 7-2 2 0 4 0 8 2 3 1 6 1 7 1 4 0 8-4 13-13 4-9 6-15 6-18 0 0 0-1 0-2s-1-2-1-2l-33-69c-2-5-4-9-6-10-1-2-4-3-7-3z">
          <text:p/>
        </draw:path>
        <draw:path draw:style-name="gr3" draw:text-style-name="P3" draw:layer="layout" svg:width="0.096cm" svg:height="0.094cm" svg:x="3.052cm" svg:y="3.923cm" svg:viewBox="0 0 97 95" svg:d="M31 0v65c0 4 1 8 2 11 2 5 7 7 13 7 5 0 9-1 14-4 2-2 5-4 7-7v-56c0-5-1-8-3-10s-6-2-12-3v-3h32v71c0 5 1 8 3 9 1 2 5 3 10 3v2c-3 1-6 2-8 3-2 0-5 1-9 2-1 1-5 2-11 5l-1-1v-1-16c-4 6-8 10-12 12-6 4-12 6-18 6s-11-2-16-6-9-11-9-20v-53c0-6-1-9-3-11-2-1-5-2-10-2v-3z">
          <text:p/>
        </draw:path>
        <draw:frame draw:style-name="gr13" draw:text-style-name="P11" draw:layer="layout" svg:width="3.612cm" svg:height="0.889cm" svg:x="9.255cm" svg:y="5.037cm">
          <draw:text-box>
            <text:p text:style-name="P10"><text:span text:style-name="T1">گره‌ی غیرتصادفی و مشتق‌پذیر</text:span></text:p>
          </draw:text-box>
        </draw:frame>
        <draw:frame draw:style-name="gr13" draw:text-style-name="P11" draw:layer="layout" svg:width="2.159cm" svg:height="0.889cm" svg:x="10.796cm" svg:y="5.672cm">
          <draw:text-box>
            <text:p text:style-name="P10"><text:span text:style-name="T1">گره‌ی تصادفی</text:span><text:span text:style-name="T1"> </text:span></text:p>
          </draw:text-box>
        </draw:frame>
        <draw:frame draw:style-name="gr14" draw:text-style-name="P13" draw:layer="layout" svg:width="5.493cm" svg:height="0.819cm" svg:x="7.383cm" svg:y="6.307cm">
          <draw:text-box>
            <text:p text:style-name="P12"><text:span text:style-name="T1">محاسبه‌ی رو به جلو (</text:span><text:span text:style-name="T1">Forward Pass</text:span><text:span text:style-name="T1">) </text:span></text:p>
          </draw:text-box>
        </draw:frame>
        <draw:frame draw:style-name="gr13" draw:text-style-name="P14" draw:layer="layout" svg:width="5.969cm" svg:height="0.889cm" svg:x="6.914cm" svg:y="6.925cm">
          <draw:text-box>
            <text:p text:style-name="P12"><text:span text:style-name="T2">انتشار رو به عقب (</text:span><text:span text:style-name="T2">Backpropagation</text:span><text:span text:style-name="T2">)</text:span></text:p>
          </draw:text-box>
        </draw:frame>
        <draw:path draw:style-name="gr8" draw:text-style-name="P6" draw:layer="layout" svg:width="0.354cm" svg:height="0.354cm" svg:x="12.811cm" svg:y="5.852cm" svg:viewBox="0 0 355 355" svg:d="M355 178c0 98-79 177-178 177-97 0-177-79-177-177 0-97 80-178 177-178 99 0 178 81 178 178z">
          <text:p/>
        </draw:path>
        <draw:path draw:style-name="gr2" draw:text-style-name="P2" draw:layer="layout" svg:width="0.354cm" svg:height="0.354cm" svg:x="12.811cm" svg:y="5.852cm" svg:viewBox="0 0 355 355" svg:d="M355 178c0 98-79 177-178 177-97 0-177-79-177-177 0-97 80-178 177-178 99 0 178 81 178 178z">
          <text:p/>
        </draw:path>
        <draw:frame draw:style-name="gr15" draw:text-style-name="P15" draw:layer="layout" svg:width="1.361cm" svg:height="1.136cm" svg:x="11.541cm" svg:y="0.372cm">
          <draw:text-box>
            <text:p text:style-name="P12"><text:span text:style-name="T3">الف)</text:span></text:p>
          </draw:text-box>
        </draw:frame>
        <draw:frame draw:style-name="gr16" draw:text-style-name="P15" draw:layer="layout" svg:width="1.074cm" svg:height="1.136cm" svg:x="7.993cm" svg:y="0.352cm">
          <draw:text-box>
            <text:p text:style-name="P12"><text:span text:style-name="T3">ب)</text:span></text:p>
          </draw:text-box>
        </draw:frame>
        <draw:frame draw:style-name="gr16" draw:text-style-name="P15" draw:layer="layout" svg:width="1.074cm" svg:height="1.136cm" svg:x="4.2cm" svg:y="0.372cm">
          <draw:text-box>
            <text:p text:style-name="P12"><text:span text:style-name="T3">پ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MXYas" svg:font-family="HMXYas"/>
    <style:font-face style:name="XNiloofar" svg:font-family="XNiloofar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7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5:00:20.426364076</meta:creation-date>
    <dc:date>2018-12-31T19:49:44.849855885</dc:date>
    <meta:editing-duration>PT8M47S</meta:editing-duration>
    <meta:editing-cycles>3</meta:editing-cycles>
    <meta:generator>LibreOffice/5.1.6.2$Linux_X86_64 LibreOffice_project/10m0$Build-2</meta:generator>
    <meta:document-statistic meta:object-count="189"/>
  </office:meta>
</office:document-meta>
</file>